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none"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0" style:family="paragraph" style:parent-style-name="WW-Default">
      <style:paragraph-properties>
        <style:tab-stops>
          <style:tab-stop style:position="0cm"/>
        </style:tab-stops>
      </style:paragraph-properties>
      <style:text-properties style:language-complex="none" style:country-complex="none"/>
    </style:style>
    <style:style style:name="P1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12" style:family="paragraph" style:parent-style-name="Heading">
      <style:paragraph-properties fo:text-align="center" style:justify-single-word="false"/>
    </style:style>
    <style:style style:name="P13"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19"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20"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1"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22"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23"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none" style:country-complex="none"/>
    </style:style>
    <style:style style:name="P24"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none" style:country-complex="none" style:font-style-complex="italic" style:font-weight-complex="bold" fo:hyphenate="false" fo:hyphenation-remain-char-count="2" fo:hyphenation-push-char-count="2"/>
    </style:style>
    <style:style style:name="P25"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27" style:family="paragraph" style:parent-style-name="Heading_20_1">
      <style:paragraph-properties fo:break-before="page"/>
    </style:style>
    <style:style style:name="P28"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29" style:family="paragraph" style:parent-style-name="WW-Default">
      <style:text-properties fo:font-style="italic" style:font-style-asian="italic" style:font-name-complex="Tahoma1" style:language-complex="none" style:country-complex="none" style:font-style-complex="italic"/>
    </style:style>
    <style:style style:name="P30" style:family="paragraph" style:parent-style-name="Heading_20_2">
      <style:paragraph-properties>
        <style:tab-stops>
          <style:tab-stop style:position="0cm"/>
        </style:tab-stops>
      </style:paragraph-properties>
      <style:text-properties style:language-complex="none" style:country-complex="none"/>
    </style:style>
    <style:style style:name="P3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32" style:family="paragraph" style:parent-style-name="WW-Default" style:list-style-name="L3">
      <style:text-properties style:font-name-complex="Tahoma1" style:language-complex="none" style:country-complex="none"/>
    </style:style>
    <style:style style:name="P33"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P34" style:family="paragraph" style:parent-style-name="Heading_20_1">
      <style:paragraph-properties fo:break-before="page"/>
      <style:text-properties style:language-complex="none" style:country-complex="none"/>
    </style:style>
    <style:style style:name="P35"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6"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37"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P38"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P3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none" style:country-complex="none" fo:hyphenate="false" fo:hyphenation-remain-char-count="2" fo:hyphenation-push-char-count="2"/>
    </style:style>
    <style:style style:name="P40" style:family="paragraph" style:parent-style-name="WW-Default" style:list-style-name="L5">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T3" style:family="text">
      <style:text-properties fo:font-size="40pt" style:font-size-asian="40pt" style:font-size-complex="40pt" style:language-complex="none" style:country-complex="none"/>
    </style:style>
    <style:style style:name="T4" style:family="text">
      <style:text-properties fo:font-size="40pt" fo:font-weight="bold" style:font-size-asian="40pt" style:font-weight-asian="bold" style:font-size-complex="40pt" style:language-complex="none" style:country-complex="none" style:font-weight-complex="bold"/>
    </style:style>
    <style:style style:name="T5" style:family="text">
      <style:text-properties style:text-position="super 58%"/>
    </style:style>
    <style:style style:name="T6" style:family="text">
      <style:text-properties fo:color="#000000" style:font-name="Times New Roman" fo:font-size="12pt" fo:language="en" fo:country="US" style:font-name-asian="Lucida Sans Unicode" style:font-size-asian="12pt" style:font-size-complex="12pt"/>
    </style:style>
    <style:style style:name="T7" style:family="text">
      <style:text-properties fo:color="#000000" style:font-name="Times New Roman" fo:font-size="12pt" fo:language="en" fo:country="US" style:font-name-asian="Lucida Sans Unicode" style:font-size-asian="12pt" style:font-name-complex="Tahoma1" style:font-size-complex="12pt" style:language-complex="none" style:country-complex="none"/>
    </style:style>
    <style:style style:name="T8" style:family="text">
      <style:text-properties style:text-underline-style="solid" style:text-underline-width="auto" style:text-underline-color="font-color"/>
    </style:style>
    <style:style style:name="T9" style:family="text">
      <style:text-properti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56019632">
          <text:insertion>
            <office:change-info>
              <dc:creator>G V</dc:creator>
              <dc:date>2007-01-11T13:27:00</dc:date>
            </office:change-info>
          </text:insertion>
        </text:changed-region>
        <text:changed-region text:id="ct56019768">
          <text:insertion>
            <office:change-info>
              <dc:creator>G V</dc:creator>
              <dc:date>2007-01-11T13:28:00</dc:date>
            </office:change-info>
          </text:insertion>
        </text:changed-region>
        <text:changed-region text:id="ct56019904">
          <text:deletion>
            <office:change-info>
              <dc:creator>G V</dc:creator>
              <dc:date>2007-01-11T13:28:00</dc:date>
            </office:change-info>
            <text:p text:style-name="P1">with</text:p>
          </text:deletion>
        </text:changed-region>
        <text:changed-region text:id="ct56020040">
          <text:insertion>
            <office:change-info>
              <dc:creator>G V</dc:creator>
              <dc:date>2007-01-11T13:28:00</dc:date>
            </office:change-info>
          </text:insertion>
        </text:changed-region>
        <text:changed-region text:id="ct56021680">
          <text:insertion>
            <office:change-info>
              <dc:creator>G V</dc:creator>
              <dc:date>2007-01-11T00:25:00</dc:date>
            </office:change-info>
          </text:insertion>
        </text:changed-region>
        <text:changed-region text:id="ct56014424">
          <text:format-change>
            <office:change-info>
              <dc:creator>G V</dc:creator>
              <dc:date>2007-01-11T00:25:00</dc:date>
            </office:change-info>
          </text:format-change>
        </text:changed-region>
        <text:changed-region text:id="ct56019120">
          <text:insertion>
            <office:change-info>
              <dc:creator>G V</dc:creator>
              <dc:date>2007-01-11T00:25:00</dc:date>
            </office:change-info>
          </text:insertion>
        </text:changed-region>
        <text:changed-region text:id="ct56016424">
          <text:insertion>
            <office:change-info>
              <dc:creator>G V</dc:creator>
              <dc:date>2007-01-11T16:44:00</dc:date>
            </office:change-info>
          </text:insertion>
        </text:changed-region>
        <text:changed-region text:id="ct56018056">
          <text:deletion>
            <office:change-info>
              <dc:creator>G V</dc:creator>
              <dc:date>2007-01-11T00:37:00</dc:date>
            </office:change-info>
            <text:p text:style-name="P2">It's the first step to achieved for the project.</text:p>
          </text:deletion>
        </text:changed-region>
        <text:changed-region text:id="ct56021784">
          <text:insertion>
            <office:change-info>
              <dc:creator>G V</dc:creator>
              <dc:date>2007-01-11T00:49:00</dc:date>
            </office:change-info>
          </text:insertion>
        </text:changed-region>
        <text:changed-region text:id="ct56018160">
          <text:insertion>
            <office:change-info>
              <dc:creator>G V</dc:creator>
              <dc:date>2007-01-11T00:49:00</dc:date>
            </office:change-info>
          </text:insertion>
        </text:changed-region>
        <text:changed-region text:id="ct56022848">
          <text:insertion>
            <office:change-info>
              <dc:creator>G V</dc:creator>
              <dc:date>2007-01-11T00:50:00</dc:date>
            </office:change-info>
          </text:insertion>
        </text:changed-region>
        <text:changed-region text:id="ct56022952">
          <text:insertion>
            <office:change-info>
              <dc:creator>G V</dc:creator>
              <dc:date>2007-01-11T00:39:00</dc:date>
            </office:change-info>
          </text:insertion>
        </text:changed-region>
        <text:changed-region text:id="ct56023056">
          <text:deletion>
            <office:change-info>
              <dc:creator>G V</dc:creator>
              <dc:date>2007-01-11T00:39:00</dc:date>
            </office:change-info>
            <text:p text:style-name="P2"><text:s/></text:p>
          </text:deletion>
        </text:changed-region>
        <text:changed-region text:id="ct56019496">
          <text:insertion>
            <office:change-info>
              <dc:creator>G V</dc:creator>
              <dc:date>2007-01-11T00:48:00</dc:date>
            </office:change-info>
          </text:insertion>
        </text:changed-region>
        <text:changed-region text:id="ct56019360">
          <text:deletion>
            <office:change-info>
              <dc:creator>G V</dc:creator>
              <dc:date>2007-01-11T00:48:00</dc:date>
            </office:change-info>
            <text:p text:style-name="P2">will be</text:p>
          </text:deletion>
        </text:changed-region>
        <text:changed-region text:id="ct56019224">
          <text:insertion>
            <office:change-info>
              <dc:creator>G V</dc:creator>
              <dc:date>2007-01-11T00:48:00</dc:date>
            </office:change-info>
          </text:insertion>
        </text:changed-region>
        <text:changed-region text:id="ct56016288">
          <text:insertion>
            <office:change-info>
              <dc:creator>G V</dc:creator>
              <dc:date>2007-01-11T00:48:00</dc:date>
            </office:change-info>
          </text:insertion>
        </text:changed-region>
        <text:changed-region text:id="ct56016152">
          <text:insertion>
            <office:change-info>
              <dc:creator>G V</dc:creator>
              <dc:date>2007-01-11T00:48:00</dc:date>
            </office:change-info>
          </text:insertion>
        </text:changed-region>
        <text:changed-region text:id="ct56016016">
          <text:insertion>
            <office:change-info>
              <dc:creator>G V</dc:creator>
              <dc:date>2007-01-11T00:39:00</dc:date>
            </office:change-info>
          </text:insertion>
        </text:changed-region>
        <text:changed-region text:id="ct56015880">
          <text:deletion>
            <office:change-info>
              <dc:creator>G V</dc:creator>
              <dc:date>2007-01-11T00:35:00</dc:date>
            </office:change-info>
            <text:p text:style-name="P2">engine</text:p>
          </text:deletion>
        </text:changed-region>
        <text:changed-region text:id="ct56016560">
          <text:deletion>
            <office:change-info>
              <dc:creator>G V</dc:creator>
              <dc:date>2007-01-11T00:49:00</dc:date>
            </office:change-info>
            <text:p text:style-name="P2"/>
            <text:p text:style-name="P2">The main focus is to continue to build the 2D </text:p>
          </text:deletion>
        </text:changed-region>
        <text:changed-region text:id="ct56015744">
          <text:deletion>
            <office:change-info>
              <dc:creator>G V</dc:creator>
              <dc:date>2007-01-11T00:35:00</dc:date>
            </office:change-info>
            <text:p text:style-name="P3">now </text:p>
          </text:deletion>
        </text:changed-region>
        <text:changed-region text:id="ct56015608">
          <text:insertion>
            <office:change-info>
              <dc:creator>G V</dc:creator>
              <dc:date>2007-01-11T00:35:00</dc:date>
            </office:change-info>
          </text:insertion>
        </text:changed-region>
        <text:changed-region text:id="ct56015504">
          <text:deletion>
            <office:change-info>
              <dc:creator>G V</dc:creator>
              <dc:date>2007-01-11T00:50:00</dc:date>
            </office:change-info>
            <text:p text:style-name="P2"/>
            <text:p text:style-name="P2">There are no character creation and only simple fights will be implemented.</text:p>
          </text:deletion>
        </text:changed-region>
        <text:changed-region text:id="ct56011080">
          <text:deletion>
            <office:change-info>
              <dc:creator>G V</dc:creator>
              <dc:date>2007-01-11T00:38:00</dc:date>
            </office:change-info>
            <text:p text:style-name="P2">40x40 square</text:p>
          </text:deletion>
        </text:changed-region>
        <text:changed-region text:id="ct56014320">
          <text:insertion>
            <office:change-info>
              <dc:creator>G V</dc:creator>
              <dc:date>2007-01-11T00:38:00</dc:date>
            </office:change-info>
          </text:insertion>
        </text:changed-region>
        <text:changed-region text:id="ct56014216">
          <text:deletion>
            <office:change-info>
              <dc:creator>G V</dc:creator>
              <dc:date>2007-01-11T00:38:00</dc:date>
            </office:change-info>
            <text:p text:style-name="P2">one square</text:p>
          </text:deletion>
        </text:changed-region>
        <text:changed-region text:id="ct56014112">
          <text:insertion>
            <office:change-info>
              <dc:creator>G V</dc:creator>
              <dc:date>2007-01-11T00:38:00</dc:date>
            </office:change-info>
          </text:insertion>
        </text:changed-region>
        <text:changed-region text:id="ct56014008">
          <text:insertion>
            <office:change-info>
              <dc:creator>G V</dc:creator>
              <dc:date>2007-01-11T00:51:00</dc:date>
            </office:change-info>
          </text:insertion>
        </text:changed-region>
        <text:changed-region text:id="ct56014544">
          <text:insertion>
            <office:change-info>
              <dc:creator>G V</dc:creator>
              <dc:date>2007-01-11T00:36:00</dc:date>
            </office:change-info>
          </text:insertion>
        </text:changed-region>
        <text:changed-region text:id="ct56012048">
          <text:insertion>
            <office:change-info>
              <dc:creator>G V</dc:creator>
              <dc:date>2007-01-11T00:51:00</dc:date>
            </office:change-info>
          </text:insertion>
        </text:changed-region>
        <text:changed-region text:id="ct56011592">
          <text:deletion>
            <office:change-info>
              <dc:creator>G V</dc:creator>
              <dc:date>2007-01-11T00:35:00</dc:date>
            </office:change-info>
            <text:p text:style-name="P2">will</text:p>
          </text:deletion>
        </text:changed-region>
        <text:changed-region text:id="ct56011440">
          <text:insertion>
            <office:change-info>
              <dc:creator>G V</dc:creator>
              <dc:date>2007-01-11T00:35:00</dc:date>
            </office:change-info>
          </text:insertion>
        </text:changed-region>
        <text:changed-region text:id="ct56011288">
          <text:deletion>
            <office:change-info>
              <dc:creator>G V</dc:creator>
              <dc:date>2007-01-11T00:36:00</dc:date>
            </office:change-info>
            <text:p text:style-name="P2">be</text:p>
          </text:deletion>
        </text:changed-region>
        <text:changed-region text:id="ct56010944">
          <text:deletion>
            <office:change-info>
              <dc:creator>G V</dc:creator>
              <dc:date>2007-01-11T17:11:00</dc:date>
            </office:change-info>
            <text:p text:style-name="P4"><text:s/></text:p>
          </text:deletion>
        </text:changed-region>
        <text:changed-region text:id="ct56011184">
          <text:deletion>
            <office:change-info>
              <dc:creator>G V</dc:creator>
              <dc:date>2007-01-11T00:52:00</dc:date>
            </office:change-info>
            <text:p text:style-name="P4"><text:s/></text:p>
          </text:deletion>
        </text:changed-region>
        <text:changed-region text:id="ct56010792">
          <text:insertion>
            <office:change-info>
              <dc:creator>G V</dc:creator>
              <dc:date>2007-01-11T17:38:00</dc:date>
            </office:change-info>
          </text:insertion>
        </text:changed-region>
        <text:changed-region text:id="ct56010544">
          <text:deletion>
            <office:change-info>
              <dc:creator>G V</dc:creator>
              <dc:date>2007-01-11T00:51:00</dc:date>
            </office:change-info>
            <text:p text:style-name="P4"><text:span text:style-name="T1">global music and</text:span></text:p>
          </text:deletion>
        </text:changed-region>
        <text:changed-region text:id="ct56010328">
          <text:insertion>
            <office:change-info>
              <dc:creator>G V</dc:creator>
              <dc:date>2007-01-11T00:52:00</dc:date>
            </office:change-info>
          </text:insertion>
        </text:changed-region>
        <text:changed-region text:id="ct56010112">
          <text:insertion>
            <office:change-info>
              <dc:creator>G V</dc:creator>
              <dc:date>2007-01-11T00:36:00</dc:date>
            </office:change-info>
          </text:insertion>
        </text:changed-region>
        <text:changed-region text:id="ct56009896">
          <text:deletion>
            <office:change-info>
              <dc:creator>G V</dc:creator>
              <dc:date>2007-01-11T00:42:00</dc:date>
            </office:change-info>
            <text:p text:style-name="P4">will</text:p>
          </text:deletion>
        </text:changed-region>
        <text:changed-region text:id="ct56003344">
          <text:insertion>
            <office:change-info>
              <dc:creator>G V</dc:creator>
              <dc:date>2007-01-11T00:42:00</dc:date>
            </office:change-info>
          </text:insertion>
        </text:changed-region>
        <text:changed-region text:id="ct56003240">
          <text:deletion>
            <office:change-info>
              <dc:creator>G V</dc:creator>
              <dc:date>2007-01-11T00:42:00</dc:date>
            </office:change-info>
            <text:p text:style-name="P4">be </text:p>
          </text:deletion>
        </text:changed-region>
        <text:changed-region text:id="ct56003136">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56002760">
          <text:insertion>
            <office:change-info>
              <dc:creator>G V</dc:creator>
              <dc:date>2007-01-11T00:42:00</dc:date>
            </office:change-info>
          </text:insertion>
        </text:changed-region>
        <text:changed-region text:id="ct56000616">
          <text:insertion>
            <office:change-info>
              <dc:creator>G V</dc:creator>
              <dc:date>2007-01-11T00:42:00</dc:date>
            </office:change-info>
          </text:insertion>
        </text:changed-region>
        <text:changed-region text:id="ct56000000">
          <text:insertion>
            <office:change-info>
              <dc:creator>G V</dc:creator>
              <dc:date>2007-01-11T00:43:00</dc:date>
            </office:change-info>
          </text:insertion>
        </text:changed-region>
        <text:changed-region text:id="ct56001296">
          <text:deletion>
            <office:change-info>
              <dc:creator>G V</dc:creator>
              <dc:date>2007-01-11T00:42:00</dc:date>
            </office:change-info>
            <text:p text:style-name="P4">will be fluid and well represented.</text:p>
          </text:deletion>
        </text:changed-region>
        <text:changed-region text:id="ct56001160">
          <text:deletion>
            <office:change-info>
              <dc:creator>G V</dc:creator>
              <dc:date>2007-01-11T00:44:00</dc:date>
            </office:change-info>
            <text:p text:style-name="P4">will be present </text:p>
          </text:deletion>
        </text:changed-region>
        <text:changed-region text:id="ct56001024">
          <text:insertion>
            <office:change-info>
              <dc:creator>G V</dc:creator>
              <dc:date>2007-01-11T00:44:00</dc:date>
            </office:change-info>
          </text:insertion>
        </text:changed-region>
        <text:changed-region text:id="ct56000888">
          <text:insertion>
            <office:change-info>
              <dc:creator>G V</dc:creator>
              <dc:date>2007-01-11T00:44:00</dc:date>
            </office:change-info>
          </text:insertion>
        </text:changed-region>
        <text:changed-region text:id="ct56000752">
          <text:insertion>
            <office:change-info>
              <dc:creator>G V</dc:creator>
              <dc:date>2007-01-11T00:52:00</dc:date>
            </office:change-info>
          </text:insertion>
        </text:changed-region>
        <text:changed-region text:id="ct56000480">
          <text:insertion>
            <office:change-info>
              <dc:creator>G V</dc:creator>
              <dc:date>2007-01-11T00:53:00</dc:date>
            </office:change-info>
          </text:insertion>
        </text:changed-region>
        <text:changed-region text:id="ct56000344">
          <text:insertion>
            <office:change-info>
              <dc:creator>G V</dc:creator>
              <dc:date>2007-01-11T00:46:00</dc:date>
            </office:change-info>
          </text:insertion>
        </text:changed-region>
        <text:changed-region text:id="ct56000208">
          <text:insertion>
            <office:change-info>
              <dc:creator>G V</dc:creator>
              <dc:date>2007-01-11T00:52:00</dc:date>
            </office:change-info>
          </text:insertion>
        </text:changed-region>
        <text:changed-region text:id="ct56000104">
          <text:insertion>
            <office:change-info>
              <dc:creator>G V</dc:creator>
              <dc:date>2007-01-11T00:53:00</dc:date>
            </office:change-info>
          </text:insertion>
        </text:changed-region>
        <text:changed-region text:id="ct55997288">
          <text:deletion>
            <office:change-info>
              <dc:creator>G V</dc:creator>
              <dc:date>2007-01-11T00:53:00</dc:date>
            </office:change-info>
            <text:p text:style-name="P5">Each square is a 32*32 pixel surface. That means t</text:p>
          </text:deletion>
        </text:changed-region>
        <text:changed-region text:id="ct55999864">
          <text:deletion>
            <office:change-info>
              <dc:creator>G V</dc:creator>
              <dc:date>2007-01-11T00:53:00</dc:date>
            </office:change-info>
            <text:p text:style-name="P5">will </text:p>
          </text:deletion>
        </text:changed-region>
        <text:changed-region text:id="ct55999760">
          <text:insertion>
            <office:change-info>
              <dc:creator>G V</dc:creator>
              <dc:date>2007-01-11T00:53:00</dc:date>
            </office:change-info>
          </text:insertion>
        </text:changed-region>
        <text:changed-region text:id="ct55999656">
          <text:deletion>
            <office:change-info>
              <dc:creator>G V</dc:creator>
              <dc:date>2007-01-11T00:53:00</dc:date>
            </office:change-info>
            <text:p text:style-name="P5">will be</text:p>
          </text:deletion>
        </text:changed-region>
        <text:changed-region text:id="ct55999552">
          <text:insertion>
            <office:change-info>
              <dc:creator>G V</dc:creator>
              <dc:date>2007-01-11T00:53:00</dc:date>
            </office:change-info>
          </text:insertion>
        </text:changed-region>
        <text:changed-region text:id="ct55995656">
          <text:deletion>
            <office:change-info>
              <dc:creator>G V</dc:creator>
              <dc:date>2007-01-11T00:54:00</dc:date>
            </office:change-info>
            <text:p text:style-name="P5"/>
            <text:p text:style-name="P5"/>
          </text:deletion>
        </text:changed-region>
        <text:changed-region text:id="ct55996200">
          <text:deletion>
            <office:change-info>
              <dc:creator>G V</dc:creator>
              <dc:date>2007-01-11T13:29:00</dc:date>
            </office:change-info>
            <text:p text:style-name="P5">The status bar </text:p>
          </text:deletion>
        </text:changed-region>
        <text:changed-region text:id="ct55999344">
          <text:deletion>
            <office:change-info>
              <dc:creator>G V</dc:creator>
              <dc:date>2007-01-11T00:54:00</dc:date>
            </office:change-info>
            <text:p text:style-name="P5">will be</text:p>
          </text:deletion>
        </text:changed-region>
        <text:changed-region text:id="ct55999448">
          <text:deletion>
            <office:change-info>
              <dc:creator>G V</dc:creator>
              <dc:date>2007-01-11T13:29:00</dc:date>
            </office:change-info>
            <text:p text:style-name="P5"><text:s/>present at the end of the screen.</text:p>
          </text:deletion>
        </text:changed-region>
        <text:changed-region text:id="ct55958560">
          <text:deletion>
            <office:change-info>
              <dc:creator>G V</dc:creator>
              <dc:date>2007-01-11T13:29:00</dc:date>
            </office:change-info>
            <text:p text:style-name="P5"><text:s/>now</text:p>
          </text:deletion>
        </text:changed-region>
        <text:changed-region text:id="ct55995928">
          <text:insertion>
            <office:change-info>
              <dc:creator>G V</dc:creator>
              <dc:date>2007-01-11T17:05:00</dc:date>
            </office:change-info>
          </text:insertion>
        </text:changed-region>
        <text:changed-region text:id="ct56035824">
          <text:insertion>
            <office:change-info>
              <dc:creator>G V</dc:creator>
              <dc:date>2007-01-11T17:08:00</dc:date>
            </office:change-info>
          </text:insertion>
        </text:changed-region>
        <text:changed-region text:id="ct56040864">
          <text:insertion>
            <office:change-info>
              <dc:creator>G V</dc:creator>
              <dc:date>2007-01-11T13:29:00</dc:date>
            </office:change-info>
          </text:insertion>
        </text:changed-region>
        <text:changed-region text:id="ct56040728">
          <text:deletion>
            <office:change-info>
              <dc:creator>G V</dc:creator>
              <dc:date>2007-01-11T13:29:00</dc:date>
            </office:change-info>
            <text:p text:style-name="P5">Now t</text:p>
          </text:deletion>
        </text:changed-region>
        <text:changed-region text:id="ct56040592">
          <text:insertion>
            <office:change-info>
              <dc:creator>G V</dc:creator>
              <dc:date>2007-01-11T13:29:00</dc:date>
            </office:change-info>
          </text:insertion>
        </text:changed-region>
        <text:changed-region text:id="ct56040456">
          <text:deletion>
            <office:change-info>
              <dc:creator>G V</dc:creator>
              <dc:date>2007-01-11T13:29:00</dc:date>
            </office:change-info>
            <text:p text:style-name="P5">will be</text:p>
          </text:deletion>
        </text:changed-region>
        <text:changed-region text:id="ct56040320">
          <text:insertion>
            <office:change-info>
              <dc:creator>G V</dc:creator>
              <dc:date>2007-01-11T13:29:00</dc:date>
            </office:change-info>
          </text:insertion>
        </text:changed-region>
        <text:changed-region text:id="ct56040184">
          <text:deletion>
            <office:change-info>
              <dc:creator>G V</dc:creator>
              <dc:date>2007-01-11T13:29:00</dc:date>
            </office:change-info>
            <text:p text:style-name="P5">will be</text:p>
          </text:deletion>
        </text:changed-region>
        <text:changed-region text:id="ct56040048">
          <text:deletion>
            <office:change-info>
              <dc:creator>G V</dc:creator>
              <dc:date>2007-01-11T13:29:00</dc:date>
            </office:change-info>
            <text:p text:style-name="P5">will be</text:p>
          </text:deletion>
        </text:changed-region>
        <text:changed-region text:id="ct56039912">
          <text:insertion>
            <office:change-info>
              <dc:creator>G V</dc:creator>
              <dc:date>2007-01-11T13:29:00</dc:date>
            </office:change-info>
          </text:insertion>
        </text:changed-region>
        <text:changed-region text:id="ct56482192">
          <text:deletion>
            <office:change-info>
              <dc:creator>G V</dc:creator>
              <dc:date>2007-01-11T16:41:00</dc:date>
            </office:change-info>
            <text:p text:style-name="P5">character</text:p>
          </text:deletion>
        </text:changed-region>
        <text:changed-region text:id="ct56482336">
          <text:insertion>
            <office:change-info>
              <dc:creator>G V</dc:creator>
              <dc:date>2007-01-11T16:41:00</dc:date>
            </office:change-info>
          </text:insertion>
        </text:changed-region>
        <text:changed-region text:id="ct56485688">
          <text:insertion>
            <office:change-info>
              <dc:creator>G V</dc:creator>
              <dc:date>2007-01-11T13:29:00</dc:date>
            </office:change-info>
          </text:insertion>
        </text:changed-region>
        <text:changed-region text:id="ct56485552">
          <text:deletion>
            <office:change-info>
              <dc:creator>G V</dc:creator>
              <dc:date>2007-01-11T13:29:00</dc:date>
            </office:change-info>
            <text:p text:style-name="P5">will be</text:p>
          </text:deletion>
        </text:changed-region>
        <text:changed-region text:id="ct56485416">
          <text:insertion>
            <office:change-info>
              <dc:creator>G V</dc:creator>
              <dc:date>2007-01-11T13:29:00</dc:date>
            </office:change-info>
          </text:insertion>
        </text:changed-region>
        <text:changed-region text:id="ct56485280">
          <text:deletion>
            <office:change-info>
              <dc:creator>G V</dc:creator>
              <dc:date>2007-01-11T13:29:00</dc:date>
            </office:change-info>
            <text:p text:style-name="P5">will be</text:p>
          </text:deletion>
        </text:changed-region>
        <text:changed-region text:id="ct56485144">
          <text:deletion>
            <office:change-info>
              <dc:creator>G V</dc:creator>
              <dc:date>2007-01-11T13:29:00</dc:date>
            </office:change-info>
            <text:p text:style-name="P5">will be</text:p>
          </text:deletion>
        </text:changed-region>
        <text:changed-region text:id="ct56485040">
          <text:insertion>
            <office:change-info>
              <dc:creator>G V</dc:creator>
              <dc:date>2007-01-11T13:29:00</dc:date>
            </office:change-info>
          </text:insertion>
        </text:changed-region>
        <text:changed-region text:id="ct56484936">
          <text:deletion>
            <office:change-info>
              <dc:creator>G V</dc:creator>
              <dc:date>2007-01-11T16:40:00</dc:date>
            </office:change-info>
            <text:p text:style-name="P5">character</text:p>
          </text:deletion>
        </text:changed-region>
        <text:changed-region text:id="ct56484832">
          <text:insertion>
            <office:change-info>
              <dc:creator>G V</dc:creator>
              <dc:date>2007-01-11T16:40:00</dc:date>
            </office:change-info>
          </text:insertion>
        </text:changed-region>
        <text:changed-region text:id="ct56484728">
          <text:insertion>
            <office:change-info>
              <dc:creator>G V</dc:creator>
              <dc:date>2007-01-11T16:41:00</dc:date>
            </office:change-info>
          </text:insertion>
        </text:changed-region>
        <text:changed-region text:id="ct56484624">
          <text:deletion>
            <office:change-info>
              <dc:creator>G V</dc:creator>
              <dc:date>2007-01-11T16:41:00</dc:date>
            </office:change-info>
            <text:p text:style-name="P5">can</text:p>
          </text:deletion>
        </text:changed-region>
        <text:changed-region text:id="ct56489008">
          <text:insertion>
            <office:change-info>
              <dc:creator>G V</dc:creator>
              <dc:date>2007-01-11T16:41:00</dc:date>
            </office:change-info>
          </text:insertion>
        </text:changed-region>
        <text:changed-region text:id="ct56489152">
          <text:insertion>
            <office:change-info>
              <dc:creator>G V</dc:creator>
              <dc:date>2007-01-11T16:42:00</dc:date>
            </office:change-info>
          </text:insertion>
        </text:changed-region>
        <text:changed-region text:id="ct56491992">
          <text:insertion>
            <office:change-info>
              <dc:creator>G V</dc:creator>
              <dc:date>2007-01-11T17:03:00</dc:date>
            </office:change-info>
          </text:insertion>
        </text:changed-region>
        <text:changed-region text:id="ct56491856">
          <text:deletion>
            <office:change-info>
              <dc:creator>G V</dc:creator>
              <dc:date>2007-01-11T17:04:00</dc:date>
            </office:change-info>
            <text:p text:style-name="P6"/>
            <text:p text:style-name="P6"/>
          </text:deletion>
        </text:changed-region>
        <text:changed-region text:id="ct56491720">
          <text:deletion>
            <office:change-info>
              <dc:creator>G V</dc:creator>
              <dc:date>2007-01-11T13:43:00</dc:date>
            </office:change-info>
            <text:p text:style-name="P6">will be</text:p>
          </text:deletion>
        </text:changed-region>
        <text:changed-region text:id="ct56491584">
          <text:insertion>
            <office:change-info>
              <dc:creator>G V</dc:creator>
              <dc:date>2007-01-11T13:43:00</dc:date>
            </office:change-info>
          </text:insertion>
        </text:changed-region>
        <text:changed-region text:id="ct56491448">
          <text:deletion>
            <office:change-info>
              <dc:creator>G V</dc:creator>
              <dc:date>2007-01-11T13:43:00</dc:date>
            </office:change-info>
            <text:p text:style-name="P6">but</text:p>
          </text:deletion>
        </text:changed-region>
        <text:changed-region text:id="ct56491312">
          <text:insertion>
            <office:change-info>
              <dc:creator>G V</dc:creator>
              <dc:date>2007-01-11T13:43:00</dc:date>
            </office:change-info>
          </text:insertion>
        </text:changed-region>
        <text:changed-region text:id="ct56491176">
          <text:deletion>
            <office:change-info>
              <dc:creator>G V</dc:creator>
              <dc:date>2007-01-11T13:43:00</dc:date>
            </office:change-info>
            <text:p text:style-name="P6"><text:s/>not</text:p>
          </text:deletion>
        </text:changed-region>
        <text:changed-region text:id="ct56491040">
          <text:insertion>
            <office:change-info>
              <dc:creator>G V</dc:creator>
              <dc:date>2007-01-11T13:43:00</dc:date>
            </office:change-info>
          </text:insertion>
        </text:changed-region>
        <text:changed-region text:id="ct56490936">
          <text:insertion>
            <office:change-info>
              <dc:creator>G V</dc:creator>
              <dc:date>2007-01-11T13:43:00</dc:date>
            </office:change-info>
          </text:insertion>
        </text:changed-region>
        <text:changed-region text:id="ct56490832">
          <text:deletion>
            <office:change-info>
              <dc:creator>G V</dc:creator>
              <dc:date>2007-01-11T13:43:00</dc:date>
            </office:change-info>
            <text:p text:style-name="P2">will be</text:p>
          </text:deletion>
        </text:changed-region>
        <text:changed-region text:id="ct56495424">
          <text:insertion>
            <office:change-info>
              <dc:creator>G V</dc:creator>
              <dc:date>2007-01-11T13:43:00</dc:date>
            </office:change-info>
          </text:insertion>
        </text:changed-region>
        <text:changed-region text:id="ct56495568">
          <text:deletion>
            <office:change-info>
              <dc:creator>G V</dc:creator>
              <dc:date>2007-01-11T13:43:00</dc:date>
            </office:change-info>
            <text:p text:style-name="P2">will be </text:p>
          </text:deletion>
        </text:changed-region>
        <text:changed-region text:id="ct56495712">
          <text:insertion>
            <office:change-info>
              <dc:creator>G V</dc:creator>
              <dc:date>2007-01-11T13:43:00</dc:date>
            </office:change-info>
          </text:insertion>
        </text:changed-region>
        <text:changed-region text:id="ct56495856">
          <text:insertion>
            <office:change-info>
              <dc:creator>G V</dc:creator>
              <dc:date>2007-01-11T13:45:00</dc:date>
            </office:change-info>
          </text:insertion>
        </text:changed-region>
        <text:changed-region text:id="ct56496408">
          <text:insertion>
            <office:change-info>
              <dc:creator>G V</dc:creator>
              <dc:date>2007-01-11T13:44:00</dc:date>
            </office:change-info>
          </text:insertion>
        </text:changed-region>
        <text:changed-region text:id="ct56496552">
          <text:deletion>
            <office:change-info>
              <dc:creator>G V</dc:creator>
              <dc:date>2007-01-11T13:44:00</dc:date>
            </office:change-info>
            <text:p text:style-name="P2">will be </text:p>
          </text:deletion>
        </text:changed-region>
        <text:changed-region text:id="ct56496696">
          <text:insertion>
            <office:change-info>
              <dc:creator>G V</dc:creator>
              <dc:date>2007-01-11T17:38:00</dc:date>
            </office:change-info>
          </text:insertion>
        </text:changed-region>
        <text:changed-region text:id="ct56496840">
          <text:insertion>
            <office:change-info>
              <dc:creator>G V</dc:creator>
              <dc:date>2007-01-11T13:44:00</dc:date>
            </office:change-info>
          </text:insertion>
        </text:changed-region>
        <text:changed-region text:id="ct56497800">
          <text:insertion>
            <office:change-info>
              <dc:creator>G V</dc:creator>
              <dc:date>2007-01-11T13:44:00</dc:date>
            </office:change-info>
          </text:insertion>
        </text:changed-region>
        <text:changed-region text:id="ct56497944">
          <text:insertion>
            <office:change-info>
              <dc:creator>G V</dc:creator>
              <dc:date>2007-01-11T13:45:00</dc:date>
            </office:change-info>
          </text:insertion>
        </text:changed-region>
        <text:changed-region text:id="ct56499584">
          <text:insertion>
            <office:change-info>
              <dc:creator>G V</dc:creator>
              <dc:date>2007-01-11T13:46:00</dc:date>
            </office:change-info>
          </text:insertion>
        </text:changed-region>
        <text:changed-region text:id="ct56500000">
          <text:insertion>
            <office:change-info>
              <dc:creator>G V</dc:creator>
              <dc:date>2007-01-11T13:50:00</dc:date>
            </office:change-info>
          </text:insertion>
        </text:changed-region>
        <text:changed-region text:id="ct56500576">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56501496">
          <text:insertion>
            <office:change-info>
              <dc:creator>G V</dc:creator>
              <dc:date>2007-01-11T16:32:00</dc:date>
            </office:change-info>
          </text:insertion>
        </text:changed-region>
        <text:changed-region text:id="ct56501600">
          <text:insertion>
            <office:change-info>
              <dc:creator>G V</dc:creator>
              <dc:date>2007-01-11T16:33:00</dc:date>
            </office:change-info>
          </text:insertion>
        </text:changed-region>
        <text:changed-region text:id="ct56503112">
          <text:insertion>
            <office:change-info>
              <dc:creator>G V</dc:creator>
              <dc:date>2007-01-11T17:04:00</dc:date>
            </office:change-info>
          </text:insertion>
        </text:changed-region>
        <text:changed-region text:id="ct56502976">
          <text:insertion>
            <office:change-info>
              <dc:creator>G V</dc:creator>
              <dc:date>2007-01-11T16:53:00</dc:date>
            </office:change-info>
          </text:insertion>
        </text:changed-region>
        <text:changed-region text:id="ct56502840">
          <text:deletion>
            <office:change-info>
              <dc:creator>G V</dc:creator>
              <dc:date>2007-01-11T16:29:00</dc:date>
            </office:change-info>
            <text:p text:style-name="P7">one square distance</text:p>
          </text:deletion>
        </text:changed-region>
        <text:changed-region text:id="ct56502736">
          <text:insertion>
            <office:change-info>
              <dc:creator>G V</dc:creator>
              <dc:date>2007-01-11T16:29:00</dc:date>
            </office:change-info>
          </text:insertion>
        </text:changed-region>
        <text:changed-region text:id="ct56502632">
          <text:deletion>
            <office:change-info>
              <dc:creator>G V</dc:creator>
              <dc:date>2007-01-11T16:29:00</dc:date>
            </office:change-info>
            <text:p text:style-name="P7">between one square and three squares</text:p>
          </text:deletion>
        </text:changed-region>
        <text:changed-region text:id="ct56502528">
          <text:insertion>
            <office:change-info>
              <dc:creator>G V</dc:creator>
              <dc:date>2007-01-11T16:29:00</dc:date>
            </office:change-info>
          </text:insertion>
        </text:changed-region>
        <text:changed-region text:id="ct56502424">
          <text:insertion>
            <office:change-info>
              <dc:creator>G V</dc:creator>
              <dc:date>2007-01-11T16:30:00</dc:date>
            </office:change-info>
          </text:insertion>
        </text:changed-region>
        <text:changed-region text:id="ct56502320">
          <text:insertion>
            <office:change-info>
              <dc:creator>G V</dc:creator>
              <dc:date>2007-01-11T16:31:00</dc:date>
            </office:change-info>
          </text:insertion>
        </text:changed-region>
        <text:changed-region text:id="ct56502216">
          <text:deletion>
            <office:change-info>
              <dc:creator>G V</dc:creator>
              <dc:date>2007-01-11T16:31:00</dc:date>
            </office:change-info>
            <text:p text:style-name="P7">will be </text:p>
          </text:deletion>
        </text:changed-region>
        <text:changed-region text:id="ct56502112">
          <text:deletion>
            <office:change-info>
              <dc:creator>G V</dc:creator>
              <dc:date>2007-01-11T16:31:00</dc:date>
            </office:change-info>
            <text:p text:style-name="P8">four</text:p>
          </text:deletion>
        </text:changed-region>
        <text:changed-region text:id="ct56508880">
          <text:insertion>
            <office:change-info>
              <dc:creator>G V</dc:creator>
              <dc:date>2007-01-11T16:31:00</dc:date>
            </office:change-info>
          </text:insertion>
        </text:changed-region>
        <text:changed-region text:id="ct56508984">
          <text:insertion>
            <office:change-info>
              <dc:creator>G V</dc:creator>
              <dc:date>2007-01-11T16:31:00</dc:date>
            </office:change-info>
          </text:insertion>
        </text:changed-region>
        <text:changed-region text:id="ct56515648">
          <text:deletion>
            <office:change-info>
              <dc:creator>G V</dc:creator>
              <dc:date>2007-01-11T13:09:00</dc:date>
            </office:change-info>
            <text:p text:style-name="P8">Attack animation will be presents and tweaked to make animation fluid.</text:p>
            <text:p text:style-name="WW-Default"><text:span text:style-name="T2">It will be the same for arrow movements.</text:span></text:p>
          </text:deletion>
        </text:changed-region>
        <text:changed-region text:id="ct56515544">
          <text:deletion>
            <office:change-info>
              <dc:creator>G V</dc:creator>
              <dc:date>2007-01-11T16:34:00</dc:date>
            </office:change-info>
            <text:p text:style-name="WW-Default"><text:span text:style-name="T2"/></text:p>
            <text:h text:style-name="Heading_20_2" text:outline-level="2"><text:span text:style-name="T2"/></text:h>
          </text:deletion>
        </text:changed-region>
        <text:changed-region text:id="ct56517864">
          <text:insertion>
            <office:change-info>
              <dc:creator>G V</dc:creator>
              <dc:date>2007-01-11T16:34:00</dc:date>
            </office:change-info>
          </text:insertion>
        </text:changed-region>
        <text:changed-region text:id="ct56518008">
          <text:insertion>
            <office:change-info>
              <dc:creator>G V</dc:creator>
              <dc:date>2007-01-11T16:35:00</dc:date>
            </office:change-info>
          </text:insertion>
        </text:changed-region>
        <text:changed-region text:id="ct56518112">
          <text:deletion>
            <office:change-info>
              <dc:creator>G V</dc:creator>
              <dc:date>2007-01-11T16:34:00</dc:date>
            </office:change-info>
            <text:h text:style-name="Heading_20_2" text:outline-level="2">Non Players characters</text:h>
          </text:deletion>
        </text:changed-region>
        <text:changed-region text:id="ct56519344">
          <text:insertion>
            <office:change-info>
              <dc:creator>G V</dc:creator>
              <dc:date>2007-01-11T16:42:00</dc:date>
            </office:change-info>
          </text:insertion>
        </text:changed-region>
        <text:changed-region text:id="ct56519208">
          <text:deletion>
            <office:change-info>
              <dc:creator>G V</dc:creator>
              <dc:date>2007-01-11T16:42:00</dc:date>
            </office:change-info>
            <text:p text:style-name="P1">There are only one type of NPC: m</text:p>
          </text:deletion>
        </text:changed-region>
        <text:changed-region text:id="ct56519072">
          <text:deletion>
            <office:change-info>
              <dc:creator>G V</dc:creator>
              <dc:date>2007-01-11T16:42:00</dc:date>
            </office:change-info>
            <text:p text:style-name="P1">that randomly </text:p>
          </text:deletion>
        </text:changed-region>
        <text:changed-region text:id="ct56518936">
          <text:deletion>
            <office:change-info>
              <dc:creator>G V</dc:creator>
              <dc:date>2007-01-11T16:42:00</dc:date>
            </office:change-info>
            <text:p text:style-name="P1">ed</text:p>
          </text:deletion>
        </text:changed-region>
        <text:changed-region text:id="ct56518800">
          <text:insertion>
            <office:change-info>
              <dc:creator>G V</dc:creator>
              <dc:date>2007-01-11T16:42:00</dc:date>
            </office:change-info>
          </text:insertion>
        </text:changed-region>
        <text:changed-region text:id="ct56518664">
          <text:deletion>
            <office:change-info>
              <dc:creator>G V</dc:creator>
              <dc:date>2007-01-11T16:34:00</dc:date>
            </office:change-info>
            <text:p text:style-name="P1"><text:s/></text:p>
          </text:deletion>
        </text:changed-region>
        <text:changed-region text:id="ct56518528">
          <text:deletion>
            <office:change-info>
              <dc:creator>G V</dc:creator>
              <dc:date>2007-01-11T17:11:00</dc:date>
            </office:change-info>
            <text:p text:style-name="P1"><text:s text:c="2"/></text:p>
          </text:deletion>
        </text:changed-region>
        <text:changed-region text:id="ct56518424">
          <text:insertion>
            <office:change-info>
              <dc:creator>G V</dc:creator>
              <dc:date>2007-01-11T17:38:00</dc:date>
            </office:change-info>
          </text:insertion>
        </text:changed-region>
        <text:changed-region text:id="ct56518320">
          <text:insertion>
            <office:change-info>
              <dc:creator>G V</dc:creator>
              <dc:date>2007-01-11T16:42:00</dc:date>
            </office:change-info>
          </text:insertion>
        </text:changed-region>
        <text:changed-region text:id="ct56518216">
          <text:insertion>
            <office:change-info>
              <dc:creator>G V</dc:creator>
              <dc:date>2007-01-11T17:01:00</dc:date>
            </office:change-info>
          </text:insertion>
        </text:changed-region>
        <text:changed-region text:id="ct56520408">
          <text:deletion>
            <office:change-info>
              <dc:creator>G V</dc:creator>
              <dc:date>2007-01-11T17:01:00</dc:date>
            </office:change-info>
            <text:p text:style-name="P1"><text:s/>each program cycle</text:p>
          </text:deletion>
        </text:changed-region>
        <text:changed-region text:id="ct56520512">
          <text:insertion>
            <office:change-info>
              <dc:creator>G V</dc:creator>
              <dc:date>2007-01-11T17:01:00</dc:date>
            </office:change-info>
          </text:insertion>
        </text:changed-region>
        <text:changed-region text:id="ct56520616">
          <text:insertion>
            <office:change-info>
              <dc:creator>G V</dc:creator>
              <dc:date>2007-01-11T17:02:00</dc:date>
            </office:change-info>
          </text:insertion>
        </text:changed-region>
        <text:changed-region text:id="ct56520720">
          <text:insertion>
            <office:change-info>
              <dc:creator>G V</dc:creator>
              <dc:date>2007-01-11T17:25:00</dc:date>
            </office:change-info>
          </text:insertion>
        </text:changed-region>
        <text:changed-region text:id="ct55754256">
          <text:deletion>
            <office:change-info>
              <dc:creator>G V</dc:creator>
              <dc:date>2007-01-11T16:49:00</dc:date>
            </office:change-info>
            <text:p text:style-name="P1">hit, monsters will be instantly killed and</text:p>
          </text:deletion>
        </text:changed-region>
        <text:changed-region text:id="ct56521640">
          <text:insertion>
            <office:change-info>
              <dc:creator>G V</dc:creator>
              <dc:date>2007-01-11T16:49:00</dc:date>
            </office:change-info>
          </text:insertion>
        </text:changed-region>
        <text:changed-region text:id="ct56521744">
          <text:insertion>
            <office:change-info>
              <dc:creator>G V</dc:creator>
              <dc:date>2007-01-11T17:00:00</dc:date>
            </office:change-info>
          </text:insertion>
        </text:changed-region>
        <text:changed-region text:id="ct56524296">
          <text:insertion>
            <office:change-info>
              <dc:creator>G V</dc:creator>
              <dc:date>2007-01-11T16:49:00</dc:date>
            </office:change-info>
          </text:insertion>
        </text:changed-region>
        <text:changed-region text:id="ct56524400">
          <text:deletion>
            <office:change-info>
              <dc:creator>G V</dc:creator>
              <dc:date>2007-01-11T16:49:00</dc:date>
            </office:change-info>
            <text:p text:style-name="P1">.</text:p>
          </text:deletion>
        </text:changed-region>
        <text:changed-region text:id="ct56525816">
          <text:insertion>
            <office:change-info>
              <dc:creator>G V</dc:creator>
              <dc:date>2007-01-11T16:49:00</dc:date>
            </office:change-info>
          </text:insertion>
        </text:changed-region>
        <text:changed-region text:id="ct56526328">
          <text:deletion>
            <office:change-info>
              <dc:creator>G V</dc:creator>
              <dc:date>2007-01-11T16:49:00</dc:date>
            </office:change-info>
            <text:p text:style-name="P1">regeneration</text:p>
          </text:deletion>
        </text:changed-region>
        <text:changed-region text:id="ct56526432">
          <text:insertion>
            <office:change-info>
              <dc:creator>G V</dc:creator>
              <dc:date>2007-01-11T16:49:00</dc:date>
            </office:change-info>
          </text:insertion>
        </text:changed-region>
        <text:changed-region text:id="ct56526536">
          <text:insertion>
            <office:change-info>
              <dc:creator>G V</dc:creator>
              <dc:date>2007-01-11T16:50:00</dc:date>
            </office:change-info>
          </text:insertion>
        </text:changed-region>
        <text:changed-region text:id="ct56526640">
          <text:insertion>
            <office:change-info>
              <dc:creator>G V</dc:creator>
              <dc:date>2007-01-11T16:50:00</dc:date>
            </office:change-info>
          </text:insertion>
        </text:changed-region>
        <text:changed-region text:id="ct56526784">
          <text:insertion>
            <office:change-info>
              <dc:creator>G V</dc:creator>
              <dc:date>2007-01-11T17:11:00</dc:date>
            </office:change-info>
          </text:insertion>
        </text:changed-region>
        <text:changed-region text:id="ct56529008">
          <text:insertion>
            <office:change-info>
              <dc:creator>G V</dc:creator>
              <dc:date>2007-01-11T16:51:00</dc:date>
            </office:change-info>
          </text:insertion>
        </text:changed-region>
        <text:changed-region text:id="ct56529552">
          <text:deletion>
            <office:change-info>
              <dc:creator>G V</dc:creator>
              <dc:date>2007-01-11T16:51:00</dc:date>
            </office:change-info>
            <text:p text:style-name="P1">generation</text:p>
          </text:deletion>
        </text:changed-region>
        <text:changed-region text:id="ct56529656">
          <text:insertion>
            <office:change-info>
              <dc:creator>G V</dc:creator>
              <dc:date>2007-01-11T16:51:00</dc:date>
            </office:change-info>
          </text:insertion>
        </text:changed-region>
        <text:changed-region text:id="ct56529840">
          <text:insertion>
            <office:change-info>
              <dc:creator>G V</dc:creator>
              <dc:date>2007-01-11T17:12:00</dc:date>
            </office:change-info>
          </text:insertion>
        </text:changed-region>
        <text:changed-region text:id="ct56537112">
          <text:deletion>
            <office:change-info>
              <dc:creator>G V</dc:creator>
              <dc:date>2007-01-11T16:57:00</dc:date>
            </office:change-info>
            <text:p text:style-name="P1"/>
            <text:p text:style-name="P1"/>
          </text:deletion>
        </text:changed-region>
        <text:changed-region text:id="ct56537216">
          <text:deletion>
            <office:change-info>
              <dc:creator>G V</dc:creator>
              <dc:date>2007-01-11T16:51:00</dc:date>
            </office:change-info>
            <text:p text:style-name="P1">and won't </text:p>
          </text:deletion>
        </text:changed-region>
        <text:changed-region text:id="ct56537320">
          <text:insertion>
            <office:change-info>
              <dc:creator>G V</dc:creator>
              <dc:date>2007-01-11T16:57:00</dc:date>
            </office:change-info>
          </text:insertion>
        </text:changed-region>
        <text:changed-region text:id="ct56538408">
          <text:insertion>
            <office:change-info>
              <dc:creator>G V</dc:creator>
              <dc:date>2007-01-11T16:58:00</dc:date>
            </office:change-info>
          </text:insertion>
        </text:changed-region>
        <text:changed-region text:id="ct56538512">
          <text:insertion>
            <office:change-info>
              <dc:creator>G V</dc:creator>
              <dc:date>2007-01-11T17:15:00</dc:date>
            </office:change-info>
          </text:insertion>
        </text:changed-region>
        <text:changed-region text:id="ct56541928">
          <text:deletion>
            <office:change-info>
              <dc:creator>G V</dc:creator>
              <dc:date>2007-01-11T13:51:00</dc:date>
            </office:change-info>
            <text:p text:style-name="P3">touch</text:p>
          </text:deletion>
        </text:changed-region>
        <text:changed-region text:id="ct56541792">
          <text:insertion>
            <office:change-info>
              <dc:creator>G V</dc:creator>
              <dc:date>2007-01-11T13:51:00</dc:date>
            </office:change-info>
          </text:insertion>
        </text:changed-region>
        <text:changed-region text:id="ct56541656">
          <text:insertion>
            <office:change-info>
              <dc:creator>G V</dc:creator>
              <dc:date>2007-01-11T15:01:00</dc:date>
            </office:change-info>
          </text:insertion>
        </text:changed-region>
        <text:changed-region text:id="ct56541520">
          <text:insertion>
            <office:change-info>
              <dc:creator>G V</dc:creator>
              <dc:date>2007-01-11T13:50:00</dc:date>
            </office:change-info>
          </text:insertion>
        </text:changed-region>
        <text:changed-region text:id="ct56541384">
          <text:insertion>
            <office:change-info>
              <dc:creator>G V</dc:creator>
              <dc:date>2007-01-11T13:51:00</dc:date>
            </office:change-info>
          </text:insertion>
        </text:changed-region>
        <text:changed-region text:id="ct56548368">
          <text:deletion>
            <office:change-info>
              <dc:creator>G V</dc:creator>
              <dc:date>2007-01-11T14:59:00</dc:date>
            </office:change-info>
            <text:p text:style-name="P9"/>
            <text:p text:style-name="P9"/>
          </text:deletion>
        </text:changed-region>
        <text:changed-region text:id="ct56548472">
          <text:insertion>
            <office:change-info>
              <dc:creator>G V</dc:creator>
              <dc:date>2007-01-11T16:59:00</dc:date>
            </office:change-info>
          </text:insertion>
        </text:changed-region>
        <text:changed-region text:id="ct56548576">
          <text:insertion>
            <office:change-info>
              <dc:creator>G V</dc:creator>
              <dc:date>2007-01-11T17:00:00</dc:date>
            </office:change-info>
          </text:insertion>
        </text:changed-region>
        <text:changed-region text:id="ct56555960">
          <text:insertion>
            <office:change-info>
              <dc:creator>G V</dc:creator>
              <dc:date>2007-01-11T17:20:00</dc:date>
            </office:change-info>
          </text:insertion>
        </text:changed-region>
        <text:changed-region text:id="ct56556952">
          <text:insertion>
            <office:change-info>
              <dc:creator>G V</dc:creator>
              <dc:date>2007-01-11T14:59:00</dc:date>
            </office:change-info>
          </text:insertion>
        </text:changed-region>
        <text:changed-region text:id="ct56557096">
          <text:insertion>
            <office:change-info>
              <dc:creator>G V</dc:creator>
              <dc:date>2007-01-11T15:00:00</dc:date>
            </office:change-info>
          </text:insertion>
        </text:changed-region>
        <text:changed-region text:id="ct56557608">
          <text:insertion>
            <office:change-info>
              <dc:creator>G V</dc:creator>
              <dc:date>2007-01-11T13:09:00</dc:date>
            </office:change-info>
          </text:insertion>
        </text:changed-region>
        <text:changed-region text:id="ct56570736">
          <text:deletion>
            <office:change-info>
              <dc:creator>G V</dc:creator>
              <dc:date>2007-01-11T13:15:00</dc:date>
            </office:change-info>
            <text:p text:style-name="P10">A status bar will be available at the bottom of the screen.</text:p>
            <text:p text:style-name="P10">It dimension will be 640*32px aka the last line.</text:p>
          </text:deletion>
        </text:changed-region>
        <text:changed-region text:id="ct56558736">
          <text:deletion>
            <office:change-info>
              <dc:creator>G V</dc:creator>
              <dc:date>2007-01-11T13:15:00</dc:date>
            </office:change-info>
            <text:p text:style-name="P10"/>
            <text:p text:style-name="P10"/>
          </text:deletion>
        </text:changed-region>
        <text:changed-region text:id="ct56558600">
          <text:insertion>
            <office:change-info>
              <dc:creator>G V</dc:creator>
              <dc:date>2007-01-11T17:18:00</dc:date>
            </office:change-info>
          </text:insertion>
        </text:changed-region>
        <text:changed-region text:id="ct56558464">
          <text:deletion>
            <office:change-info>
              <dc:creator>G V</dc:creator>
              <dc:date>2007-01-11T17:18:00</dc:date>
            </office:change-info>
            <text:p text:style-name="P10">Their will be </text:p>
          </text:deletion>
        </text:changed-region>
        <text:changed-region text:id="ct56558328">
          <text:insertion>
            <office:change-info>
              <dc:creator>G V</dc:creator>
              <dc:date>2007-01-11T17:18:00</dc:date>
            </office:change-info>
          </text:insertion>
        </text:changed-region>
        <text:changed-region text:id="ct56558192">
          <text:deletion>
            <office:change-info>
              <dc:creator>G V</dc:creator>
              <dc:date>2007-01-11T17:18:00</dc:date>
            </office:change-info>
            <text:p text:style-name="P10">m</text:p>
          </text:deletion>
        </text:changed-region>
        <text:changed-region text:id="ct56558056">
          <text:insertion>
            <office:change-info>
              <dc:creator>G V</dc:creator>
              <dc:date>2007-01-11T17:18:00</dc:date>
            </office:change-info>
          </text:insertion>
        </text:changed-region>
        <text:changed-region text:id="ct56557920">
          <text:insertion>
            <office:change-info>
              <dc:creator>G V</dc:creator>
              <dc:date>2007-01-11T17:18:00</dc:date>
            </office:change-info>
          </text:insertion>
        </text:changed-region>
        <text:changed-region text:id="ct56557816">
          <text:insertion>
            <office:change-info>
              <dc:creator>G V</dc:creator>
              <dc:date>2007-01-11T17:19:00</dc:date>
            </office:change-info>
          </text:insertion>
        </text:changed-region>
        <text:changed-region text:id="ct56574592">
          <text:insertion>
            <office:change-info>
              <dc:creator>G V</dc:creator>
              <dc:date>2007-01-11T13:07:00</dc:date>
            </office:change-info>
          </text:insertion>
        </text:changed-region>
        <text:changed-region text:id="ct56588072">
          <text:insertion>
            <office:change-info>
              <dc:creator>G V</dc:creator>
              <dc:date>2007-01-11T13:12:00</dc:date>
            </office:change-info>
          </text:insertion>
        </text:changed-region>
        <text:changed-region text:id="ct56557712">
          <text:deletion>
            <office:change-info>
              <dc:creator>G V</dc:creator>
              <dc:date>2007-01-11T13:12:00</dc:date>
            </office:change-info>
            <text:p text:style-name="P9">640*480</text:p>
          </text:deletion>
        </text:changed-region>
        <text:changed-region text:id="ct56573760">
          <text:insertion>
            <office:change-info>
              <dc:creator>G V</dc:creator>
              <dc:date>2007-01-11T13:12:00</dc:date>
            </office:change-info>
          </text:insertion>
        </text:changed-region>
        <text:changed-region text:id="ct56573864">
          <text:insertion>
            <office:change-info>
              <dc:creator>G V</dc:creator>
              <dc:date>2007-01-11T13:13:00</dc:date>
            </office:change-info>
          </text:insertion>
        </text:changed-region>
        <text:changed-region text:id="ct56573968">
          <text:insertion>
            <office:change-info>
              <dc:creator>G V</dc:creator>
              <dc:date>2007-01-11T17:19:00</dc:date>
            </office:change-info>
          </text:insertion>
        </text:changed-region>
        <text:changed-region text:id="ct56574072">
          <text:insertion>
            <office:change-info>
              <dc:creator>G V</dc:creator>
              <dc:date>2007-01-11T17:19:00</dc:date>
            </office:change-info>
          </text:insertion>
        </text:changed-region>
        <text:changed-region text:id="ct56574176">
          <text:insertion>
            <office:change-info>
              <dc:creator>G V</dc:creator>
              <dc:date>2007-01-11T17:20:00</dc:date>
            </office:change-info>
          </text:insertion>
        </text:changed-region>
        <text:changed-region text:id="ct56574280">
          <text:deletion>
            <office:change-info>
              <dc:creator>G V</dc:creator>
              <dc:date>2007-01-11T17:20:00</dc:date>
            </office:change-info>
            <text:p text:style-name="P9"><text:s/>using the F12 key.</text:p>
          </text:deletion>
        </text:changed-region>
        <text:changed-region text:id="ct56574384">
          <text:deletion>
            <office:change-info>
              <dc:creator>G V</dc:creator>
              <dc:date>2007-01-11T13:12:00</dc:date>
            </office:change-info>
            <text:p text:style-name="P9">must</text:p>
          </text:deletion>
        </text:changed-region>
        <text:changed-region text:id="ct56574488">
          <text:insertion>
            <office:change-info>
              <dc:creator>G V</dc:creator>
              <dc:date>2007-01-11T13:12:00</dc:date>
            </office:change-info>
          </text:insertion>
        </text:changed-region>
        <text:changed-region text:id="ct55828128">
          <text:deletion>
            <office:change-info>
              <dc:creator>G V</dc:creator>
              <dc:date>2007-01-11T13:12:00</dc:date>
            </office:change-info>
            <text:p text:style-name="P9">be </text:p>
          </text:deletion>
        </text:changed-region>
        <text:changed-region text:id="ct55828232">
          <text:insertion>
            <office:change-info>
              <dc:creator>G V</dc:creator>
              <dc:date>2007-01-11T13:08:00</dc:date>
            </office:change-info>
          </text:insertion>
        </text:changed-region>
        <text:changed-region text:id="ct56593136">
          <text:deletion>
            <office:change-info>
              <dc:creator>G V</dc:creator>
              <dc:date>2007-01-11T13:22:00</dc:date>
            </office:change-info>
            <text:p text:style-name="P9"/>
            <text:p text:style-name="P9"/>
            <text:p text:style-name="P9">Collision between monsters and players will be managed. Collision with the battlefield limit to (see Characters sections for details).</text:p>
          </text:deletion>
        </text:changed-region>
        <text:changed-region text:id="ct56594912">
          <text:deletion>
            <office:change-info>
              <dc:creator>G V</dc:creator>
              <dc:date>2007-01-11T13:22:00</dc:date>
            </office:change-info>
            <text:p text:style-name="P9">fixed</text:p>
          </text:deletion>
        </text:changed-region>
        <text:changed-region text:id="ct56595056">
          <text:insertion>
            <office:change-info>
              <dc:creator>G V</dc:creator>
              <dc:date>2007-01-11T13:22:00</dc:date>
            </office:change-info>
          </text:insertion>
        </text:changed-region>
        <text:changed-region text:id="ct56595160">
          <text:deletion>
            <office:change-info>
              <dc:creator>G V</dc:creator>
              <dc:date>2007-01-11T13:08:00</dc:date>
            </office:change-info>
            <text:p text:style-name="P9">other</text:p>
          </text:deletion>
        </text:changed-region>
        <text:changed-region text:id="ct56595264">
          <text:insertion>
            <office:change-info>
              <dc:creator>G V</dc:creator>
              <dc:date>2007-01-11T13:08:00</dc:date>
            </office:change-info>
          </text:insertion>
        </text:changed-region>
        <text:changed-region text:id="ct56595368">
          <text:insertion>
            <office:change-info>
              <dc:creator>G V</dc:creator>
              <dc:date>2007-01-11T13:09:00</dc:date>
            </office:change-info>
          </text:insertion>
        </text:changed-region>
        <text:changed-region text:id="ct56596912">
          <text:format-change>
            <office:change-info>
              <dc:creator>G V</dc:creator>
              <dc:date>2007-01-11T13:21:00</dc:date>
            </office:change-info>
          </text:format-change>
        </text:changed-region>
        <text:changed-region text:id="ct56596776">
          <text:insertion>
            <office:change-info>
              <dc:creator>G V</dc:creator>
              <dc:date>2007-01-11T13:21:00</dc:date>
            </office:change-info>
          </text:insertion>
        </text:changed-region>
        <text:changed-region text:id="ct56596640">
          <text:insertion>
            <office:change-info>
              <dc:creator>G V</dc:creator>
              <dc:date>2007-01-11T13:21:00</dc:date>
            </office:change-info>
          </text:insertion>
        </text:changed-region>
        <text:changed-region text:id="ct56596504">
          <text:insertion>
            <office:change-info>
              <dc:creator>G V</dc:creator>
              <dc:date>2007-01-11T13:21:00</dc:date>
            </office:change-info>
          </text:insertion>
        </text:changed-region>
        <text:changed-region text:id="ct56596400">
          <text:insertion>
            <office:change-info>
              <dc:creator>G V</dc:creator>
              <dc:date>2007-01-11T13:22:00</dc:date>
            </office:change-info>
          </text:insertion>
        </text:changed-region>
        <text:changed-region text:id="ct56601344">
          <text:insertion>
            <office:change-info>
              <dc:creator>G V</dc:creator>
              <dc:date>2007-01-11T17:21:00</dc:date>
            </office:change-info>
          </text:insertion>
        </text:changed-region>
        <text:changed-region text:id="ct56604000">
          <text:insertion>
            <office:change-info>
              <dc:creator>G V</dc:creator>
              <dc:date>2007-01-11T17:22:00</dc:date>
            </office:change-info>
          </text:insertion>
        </text:changed-region>
        <text:changed-region text:id="ct56596296">
          <text:insertion>
            <office:change-info>
              <dc:creator>G V</dc:creator>
              <dc:date>2007-01-11T17:32:00</dc:date>
            </office:change-info>
          </text:insertion>
        </text:changed-region>
        <text:changed-region text:id="ct56596192">
          <text:insertion>
            <office:change-info>
              <dc:creator>G V</dc:creator>
              <dc:date>2007-01-11T17:31:00</dc:date>
            </office:change-info>
          </text:insertion>
        </text:changed-region>
        <text:changed-region text:id="ct56608184">
          <text:insertion>
            <office:change-info>
              <dc:creator>G V</dc:creator>
              <dc:date>2007-01-11T17:32:00</dc:date>
            </office:change-info>
          </text:insertion>
        </text:changed-region>
        <text:changed-region text:id="ct56613536">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2"><text:span text:style-name="T3">-</text:span><text:span text:style-name="T4"> Project 0 </text:span><text:span text:style-name="T3">-</text:span></text:p>
      <text:p text:style-name="P13">"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text:s/><text:tab/>2</text:p>
          <text:p text:style-name="P15">Design History<text:tab/>3</text:p>
          <text:p text:style-name="P16">Version 0.01 by XorfacX<text:tab/>3</text:p>
          <text:p text:style-name="P16">Version 0.02 by XorfacX<text:tab/>3</text:p>
          <text:p text:style-name="P16">Version 0.03 by XorfacX<text:tab/>3</text:p>
          <text:p text:style-name="P15">Abbreviations and terms used in this document<text:tab/>4</text:p>
          <text:p text:style-name="P15">Battlefield<text:tab/>7</text:p>
          <text:p text:style-name="P16">Background<text:tab/>7</text:p>
          <text:p text:style-name="P16">Environment<text:tab/>7</text:p>
          <text:p text:style-name="P15">Characters<text:tab/>8</text:p>
          <text:p text:style-name="P16">Player Characters<text:tab/>8</text:p>
          <text:p text:style-name="P16">Non Players characters<text:tab/>8</text:p>
          <text:p text:style-name="P16">MonstersNon Players characters<text:tab/>9</text:p>
          <text:p text:style-name="P15">Character Input<text:tab/>10</text:p>
          <text:p text:style-name="P15">Animations<text:tab/>11</text:p>
          <text:p text:style-name="P16">Characters<text:tab/>11</text:p>
          <text:p text:style-name="P16">NPC<text:tab/>11</text:p>
          <text:p text:style-name="P16">Monsters<text:tab/>11</text:p>
          <text:p text:style-name="P15">Collisions<text:tab/>12</text:p>
          <text:p text:style-name="P17">Rules<text:tab/>12</text:p>
          <text:p text:style-name="P15">Message<text:tab/>13</text:p>
          <text:p text:style-name="P15">Game States &amp; Interfaces<text:tab/>14</text:p>
          <text:p text:style-name="P16">Play State &amp; Interface<text:tab/>14</text:p>
          <text:p text:style-name="P16">Pause State &amp; Interface<text:tab/>14</text:p>
          <text:p text:style-name="P15">Rendering System<text:tab/>15</text:p>
          <text:p text:style-name="P15">Sound System<text:tab/>16</text:p>
          <text:p text:style-name="P15">Game Objectives<text:tab/>17</text:p>
          <text:p text:style-name="P15">Files Organization<text:tab/>18</text:p>
          <text:p text:style-name="P16">Root directory<text:tab/>18</text:p>
          <text:p text:style-name="P16">Datas directory<text:tab/>18</text:p>
          <text:p text:style-name="P16">Config Directory<text:tab/>18</text:p>
        </text:index-body>
      </text:table-of-content>
      <text:h text:style-name="P18" text:outline-level="1"><text:s/></text:h>
      <text:section text:style-name="Sect2" text:name="Section2">
        <text:h text:style-name="P19" text:outline-level="1">Design History</text:h>
        <text:h text:style-name="P20" text:outline-level="2">Version 0.01 by XorfacX</text:h>
        <text:p text:style-name="P1">First version, expected to be read by other involved people and coded to test engine and motivate people.</text:p>
        <text:h text:style-name="P21" text:outline-level="2">Version 0.02 by XorfacX</text:h>
        <text:p text:style-name="P22"/>
        <text:p text:style-name="P1">2<text:span text:style-name="T5">nd</text:span> version with some addition to the gameplay. We are still using Rage::SDL because all <text:span text:style-name="T6">necessary</text:span> is not yet available.</text:p>
        <text:p text:style-name="P1">This version will see the introduction of a battlefield <text:change-start text:change-id="ct56019632"/>divide in two layers<text:change-end text:change-id="ct56019632"/><text:change-start text:change-id="ct56019768"/> (background and environment) <text:change-end text:change-id="ct56019768"/><text:change text:change-id="ct56019904"/><text:change-start text:change-id="ct56020040"/>which will show<text:change-end text:change-id="ct56020040"/> various terrain type, a 2<text:span text:style-name="T5">nd</text:span> type of monster with some rules of monster's location generation, animation for attack and more.</text:p>
        <text:p text:style-name="P23"><text:change-start text:change-id="ct56021680"/></text:p>
        <text:h text:style-name="P24" text:outline-level="2">Version 0.03 by XorfacX<text:change-end text:change-id="ct56021680"/><text:change-start text:change-id="ct56014424"/></text:h>
        <text:p text:style-name="P25"><text:change-end text:change-id="ct56014424"/><text:change-start text:change-id="ct56019120"/>3<text:span text:style-name="T5">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5">Rage::SDL has evolved into branches but we will focus on using RAGE::SDLut which we'll considered for the development of Project 0 just like a RAGE::SDL renamed ;)</text:p>
        <text:p text:style-name="P25"/>
        <text:p text:style-name="P25"><text:change-end text:change-id="ct56019120"/></text:p>
        <text:p text:style-name="P26"><text:change-start text:change-id="ct56016424"/></text:p>
        <text:h text:style-name="P27" text:outline-level="1">Abbreviations<text:span text:style-name="T7"> and terms used in this document</text:span></text:h>
        <text:p text:style-name="P25"><text:span text:style-name="T8">NPC</text:span>: non player character, player managed by the IA.</text:p>
        <text:p text:style-name="P25"/>
        <text:p text:style-name="P25"><text:span text:style-name="T8">Square</text:span>: an area of 32*32px, it the default and the minimal size for a sprite.</text:p>
        <text:p text:style-name="P25"/>
        <text:p text:style-name="P25">User Config file: 'Config.ini' file that have all options that can be changed by the player.</text:p>
        <text:p text:style-name="P25"/>
        <text:p text:style-name="P25">Dev Config file: Files that managed all options used by developers and mustn't not be changed by gamers (ex 'Game_Config.ini', monster's config files, ...)</text:p>
        <text:p text:style-name="P28"><text:change-end text:change-id="ct56016424"/>Game Overview</text:p>
        <text:p text:style-name="P26"/>
        <text:p text:style-name="P2">This version is designed to help creators of the game "Project0".</text:p>
        <text:p text:style-name="P2"><text:change text:change-id="ct56018056"/></text:p>
        <text:p text:style-name="P2"/>
        <text:p text:style-name="P2">The game will take place in a 2D universe with no network management, no physical engine (only simple collisions) and no advanced IA.<text:change-start text:change-id="ct56021784"/></text:p>
        <text:p text:style-name="P2"/>
        <text:p text:style-name="P2">The main focus is to continue to build the 2D game.<text:change-end text:change-id="ct56021784"/></text:p>
        <text:p text:style-name="P2"/>
        <text:p text:style-name="P2">The player will control one avatar designed in 2D and fight monsters which appears randomly on the battlefield.<text:change-start text:change-id="ct56018160"/> The objective is n<text:change-end text:change-id="ct56018160"/><text:change-start text:change-id="ct56022848"/>ow to clean the map as fast as possible. Best times will saved inside txt file.<text:change-end text:change-id="ct56022848"/><text:change-start text:change-id="ct56022952"/></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56022952"/><text:change text:change-id="ct56023056"/>There <text:change-start text:change-id="ct56019496"/>are<text:change-end text:change-id="ct56019496"/><text:change text:change-id="ct56019360"/> 2 type<text:change-start text:change-id="ct56019224"/>s<text:change-end text:change-id="ct56019224"/> of monsters <text:change-start text:change-id="ct56016288"/>(worms and skeletons) <text:change-end text:change-id="ct56016288"/>with birth location managed.<text:change-start text:change-id="ct56016152"/></text:p>
        <text:p text:style-name="P2"/>
        <text:p text:style-name="P2"><text:change-end text:change-id="ct56016152"/><text:change-start text:change-id="ct56016016"/>Monsters will now have one characteristics: max life, current life and armor.<text:change-end text:change-id="ct56016016"/></text:p>
        <text:p text:style-name="P2"><text:change text:change-id="ct56015880"/><text:change text:change-id="ct56016560"/></text:p>
        <text:p text:style-name="P3"/>
        <text:p text:style-name="P3">The battlefield will <text:change text:change-id="ct56015744"/>show various terrain type with each type having its own c<text:change-start text:change-id="ct56015608"/>h<text:change-end text:change-id="ct56015608"/>aracteristics.</text:p>
        <text:p text:style-name="P2"><text:change text:change-id="ct56015504"/></text:p>
        <text:p text:style-name="P2"/>
        <text:p text:style-name="P2">The game take place on a small fixed battlefield of <text:change text:change-id="ct56011080"/><text:change-start text:change-id="ct56014320"/>1280*1280px<text:change-end text:change-id="ct56014320"/> where characters occupy a place of <text:change text:change-id="ct56014216"/><text:change-start text:change-id="ct56014112"/>32*32px<text:change-end text:change-id="ct56014112"/>.</text:p>
        <text:p text:style-name="P2"/>
        <text:p text:style-name="P2">The screen will have a<text:change-start text:change-id="ct56014008"/>n intial<text:change-end text:change-id="ct56014008"/> fix resolution <text:change-start text:change-id="ct56014544"/>of 800*60<text:change-end text:change-id="ct56014544"/><text:change-start text:change-id="ct56012048"/>0 <text:change-end text:change-id="ct56012048"/>but going to full screen or resize the windows <text:change text:change-id="ct56011592"/><text:change-start text:change-id="ct56011440"/>is<text:change-end text:change-id="ct56011440"/> <text:change text:change-id="ct56011288"/><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56010944"/><text:change text:change-id="ct56011184"/><text:change-start text:change-id="ct56010792"/><text:span text:style-name="T1"> </text:span><text:change-end text:change-id="ct56010792"/><text:change text:change-id="ct56010544"/>sfx management however sfx will be present inside the escape menu<text:change-start text:change-id="ct56010328"/>. T<text:change-end text:change-id="ct56010328"/><text:change-start text:change-id="ct56010112"/>here will also be a music during play<text:change-end text:change-id="ct56010112"/>.</text:p>
        <text:p text:style-name="P4"/>
        <text:p text:style-name="P4">Frame per second management <text:change text:change-id="ct56009896"/><text:change-start text:change-id="ct56003344"/>is<text:change-end text:change-id="ct56003344"/> <text:change text:change-id="ct56003240"/>present <text:change text:change-id="ct56003136"/><text:change-start text:change-id="ct56002760"/>at 60 fps.</text:p>
        <text:p text:style-name="P4">Character's <text:change-end text:change-id="ct56002760"/>Attack animation <text:change-start text:change-id="ct56000616"/>are present<text:change-end text:change-id="ct56000616"/><text:change-start text:change-id="ct56000000"/> and monster creation and moves are managed via daemon processes.<text:change-end text:change-id="ct56000000"/><text:change text:change-id="ct56001296"/></text:p>
        <text:p text:style-name="P4"/>
        <text:p text:style-name="P4">Error management <text:change text:change-id="ct56001160"/><text:change-start text:change-id="ct56001024"/>is handle <text:change-end text:change-id="ct56001024"/>inside the C++ code (using try &amp; catch methods).<text:change-start text:change-id="ct56000888"/></text:p>
        <text:p text:style-name="P4"/>
        <text:p text:style-name="P4">Options, <text:change-end text:change-id="ct56000888"/><text:change-start text:change-id="ct56000752"/>characteristics<text:change-end text:change-id="ct56000752"/><text:change-start text:change-id="ct56000480"/>, best times<text:change-end text:change-id="ct56000480"/><text:change-start text:change-id="ct56000344"/>, ... will be managed using external files<text:change-end text:change-id="ct56000344"/><text:change-start text:change-id="ct56000208"/>.<text:change-end text:change-id="ct56000208"/></text:p>
        <text:p text:style-name="P4"/>
        <text:p text:style-name="P4"/>
        <text:p text:style-name="P29"/>
        <text:h text:style-name="P30" text:outline-level="2"/>
        <text:h text:style-name="P19" text:outline-level="1">Battlefield</text:h>
        <text:p text:style-name="P5"><text:change-start text:change-id="ct56000104"/>T<text:change-end text:change-id="ct56000104"/><text:change text:change-id="ct55997288"/>he battlefield <text:change text:change-id="ct55999864"/>have 1280*1280px<text:change-start text:change-id="ct55999760"/> surface<text:change-end text:change-id="ct55999760"/>.</text:p>
        <text:p text:style-name="P5">The battlefield <text:change text:change-id="ct55999656"/><text:change-start text:change-id="ct55999552"/>is<text:change-end text:change-id="ct55999552"/> bigger than the resolution in order to implement camera and scrolling.</text:p>
        <text:p text:style-name="P5"/>
        <text:p text:style-name="P5"><text:change text:change-id="ct55995656"/><text:change text:change-id="ct55996200"/><text:change text:change-id="ct55999344"/><text:change text:change-id="ct55999448"/></text:p>
        <text:p text:style-name="P5"/>
        <text:p text:style-name="P5">The battlefield is<text:change text:change-id="ct55958560"/> formed from an environment layer over a background layer. Obviously the environment rules have priority over terrain rules.<text:change-start text:change-id="ct55995928"/></text:p>
        <text:p text:style-name="P5"/>
        <text:p text:style-name="P5">Battlefield and Environment constant can be changed via dev config file<text:change-end text:change-id="ct55995928"/><text:change-start text:change-id="ct56035824"/>.<text:change-end text:change-id="ct56035824"/></text:p>
        <text:h text:style-name="Heading_20_2" text:outline-level="2">Background</text:h>
        <text:p text:style-name="P5"><text:change-start text:change-id="ct56040864"/>T<text:change-end text:change-id="ct56040864"/><text:change text:change-id="ct56040728"/>here <text:change-start text:change-id="ct56040592"/>are<text:change-end text:change-id="ct56040592"/><text:change text:change-id="ct56040456"/> various terrain type with each type having its own rules. A background map <text:change-start text:change-id="ct56040320"/>is<text:change-end text:change-id="ct56040320"/><text:change text:change-id="ct56040184"/> created and the background will be generated from it.</text:p>
        <text:p text:style-name="P5"/>
        <text:p text:style-name="P5">Terrain type <text:change text:change-id="ct56040048"/><text:change-start text:change-id="ct56039912"/>are<text:change-end text:change-id="ct56039912"/>:</text:p>
        <text:list text:style-name="L2">
          <text:list-item>
            <text:p text:style-name="P31">Normal: actual green sprite, everyone can go on this type</text:p>
          </text:list-item>
          <text:list-item>
            <text:p text:style-name="P31">River: river sprite, monster type 2 can't cross, monster type 1 and <text:change text:change-id="ct56482192"/><text:change-start text:change-id="ct56482336"/>player<text:change-end text:change-id="ct56482336"/> can cross</text:p>
          </text:list-item>
          <text:list-item>
            <text:p text:style-name="P31">Lake: lake sprite, no one can't go on this type</text:p>
          </text:list-item>
          <text:list-item>
            <text:p text:style-name="P31">Sand: sand sprite, monster type 2 can go but no one else</text:p>
          </text:list-item>
          <text:list-item>
            <text:p text:style-name="P31">Out of level: out of level sprite, no one can't go, it limits the battlefield but will be render in order to stop blocking the camera when reaching the battlefield limits.</text:p>
          </text:list-item>
        </text:list>
        <text:h text:style-name="Heading_20_2" text:outline-level="2">Environment</text:h>
        <text:p text:style-name="P5">Various Environment item <text:change-start text:change-id="ct56485688"/>are<text:change-end text:change-id="ct56485688"/><text:change text:change-id="ct56485552"/> presents with each item having its own rules. An environment map <text:change-start text:change-id="ct56485416"/>is<text:change-end text:change-id="ct56485416"/><text:change text:change-id="ct56485280"/> created and the environment will be generated from it.</text:p>
        <text:p text:style-name="P5"/>
        <text:p text:style-name="P5">Environment items <text:change text:change-id="ct56485144"/><text:change-start text:change-id="ct56485040"/>are<text:change-end text:change-id="ct56485040"/>:</text:p>
        <text:list text:style-name="L2">
          <text:list-item text:start-value="1">
            <text:p text:style-name="P31">Tree: tree sprite, no one can't go on this type</text:p>
          </text:list-item>
          <text:list-item>
            <text:p text:style-name="P31">Wall: wall sprite, no one can't go on this type</text:p>
          </text:list-item>
          <text:list-item>
            <text:p text:style-name="P31">Rock : rock sprite, no one can't go on this type</text:p>
          </text:list-item>
          <text:list-item>
            <text:p text:style-name="P31">House: house sprite, monsters can't go but <text:change text:change-id="ct56484936"/><text:change-start text:change-id="ct56484832"/>players<text:change-end text:change-id="ct56484832"/> <text:change-start text:change-id="ct56484728"/>and npcs <text:change-end text:change-id="ct56484728"/><text:change text:change-id="ct56484624"/><text:change-start text:change-id="ct56489008"/>are a<text:change-end text:change-id="ct56489008"/><text:change-start text:change-id="ct56489152"/>ble to<text:change-end text:change-id="ct56489152"/></text:p>
          </text:list-item>
          <text:list-item>
            <text:p text:style-name="P31">Bridge: bridge sprite, everyone can use it to cross rivers/lake</text:p>
          </text:list-item>
        </text:list>
        <text:p text:style-name="P5"/>
        <text:p text:style-name="P5"/>
        <text:p text:style-name="P5"/>
        <text:h text:style-name="P19" text:outline-level="1">Characters<text:change-start text:change-id="ct56491992"/></text:h>
        <text:p text:style-name="P6"><text:change-end text:change-id="ct56491992"/><text:change text:change-id="ct56491856"/>Player and monsters <text:change text:change-id="ct56491720"/><text:change-start text:change-id="ct56491584"/>are<text:change-end text:change-id="ct56491584"/> able to move in all the 4 direction aka up, left, right, down <text:change text:change-id="ct56491448"/><text:change-start text:change-id="ct56491312"/>and now<text:change-end text:change-id="ct56491312"/><text:change text:change-id="ct56491176"/><text:change-start text:change-id="ct56491040"/>in<text:change-end text:change-id="ct56491040"/> the diagonals.</text:p>
        <text:p text:style-name="P1"/>
        <text:p text:style-name="P2">Characters and Monsters <text:change-start text:change-id="ct56490936"/>are<text:change-end text:change-id="ct56490936"/><text:change text:change-id="ct56490832"/> represented by a 32*32 pixel surface.</text:p>
        <text:p text:style-name="P2"/>
        <text:p text:style-name="P2">There <text:change-start text:change-id="ct56495424"/>are<text:change-end text:change-id="ct56495424"/><text:change text:change-id="ct56495568"/>2 type<text:change-start text:change-id="ct56495712"/>s<text:change-end text:change-id="ct56495712"/> of monsters derivating from the same mother class<text:change-start text:change-id="ct56495856"/>: Monster_Base<text:change-end text:change-id="ct56495856"/>.</text:p>
        <text:p text:style-name="P2">The 2 types <text:change-start text:change-id="ct56496408"/>are<text:change-end text:change-id="ct56496408"/><text:change text:change-id="ct56496552"/><text:change-start text:change-id="ct56496696"/> <text:change-end text:change-id="ct56496696"/>skeleton<text:change-start text:change-id="ct56496840"/>s<text:change-end text:change-id="ct56496840"/> (type 1) and worms (type 2).<text:change-start text:change-id="ct56497800"/></text:p>
        <text:p text:style-name="P2"/>
        <text:p text:style-name="P2">Players<text:change-end text:change-id="ct56497800"/><text:change-start text:change-id="ct56497944"/> and non players characters will derivate from the same mother class: Player_Base.<text:change-end text:change-id="ct56497944"/></text:p>
        <text:p text:style-name="P1"><text:change-start text:change-id="ct56499584"/></text:p>
        <text:p text:style-name="P1"/>
        <text:p text:style-name="P1">The two base class Player<text:span text:style-name="T6">_Base and Character_Base will be daughters of the class</text:span><text:change-end text:change-id="ct56499584"/><text:change-start text:change-id="ct56500000"/><text:span text:style-name="T6"> Character</text:span><text:change-end text:change-id="ct56500000"/></text:p>
        <text:p text:style-name="P1"><text:change text:change-id="ct56500576"/><text:change-start text:change-id="ct56501496"/></text:p>
        <text:p text:style-name="P1"/>
        <text:p text:style-name="P1">Every Character will m<text:change-end text:change-id="ct56501496"/><text:change-start text:change-id="ct56501600"/>ove pixel per pixel.<text:change-end text:change-id="ct56501600"/></text:p>
        <text:h text:style-name="P30" text:outline-level="2">Player Characters<text:change-start text:change-id="ct56503112"/></text:h>
        <text:p text:style-name="P10">The player begin at 192*224px. This can be changed via<text:span text:style-name="T1"> dev config file</text:span></text:p>
        <text:p text:style-name="P10"><text:change-end text:change-id="ct56503112"/></text:p>
        <text:p text:style-name="P10">There are no character creation. Player's have no life management and so no recovery management. Nor magic neither death exist for PC. Experience is not present.</text:p>
        <text:p text:style-name="P10"/>
        <text:p text:style-name="P6">Attributes, skills, ladders, masterisation, resistance and armor are not presents<text:span text:style-name="T9">. They </text:span>have no influence at all on the game world, fights, ... !</text:p>
        <text:p text:style-name="P7"/>
        <text:p text:style-name="P7">Players will have two way of attack: melee and distant with theirs own sprites.</text:p>
        <text:p text:style-name="P7">The melee weapon does instant kill <text:change-start text:change-id="ct56502976"/>(if monster armor = 0) <text:change-end text:change-id="ct56502976"/>at <text:change text:change-id="ct56502840"/><text:change-start text:change-id="ct56502736"/>contact<text:change-end text:change-id="ct56502736"/>.</text:p>
        <text:p text:style-name="P7">The distant weapon does instant kill <text:change text:change-id="ct56502632"/><text:change-start text:change-id="ct56502528"/>at contact and damage reduce by <text:change-end text:change-id="ct56502528"/><text:change-start text:change-id="ct56502424"/>1/192 for each pixel separating contact. That mean's that attack does 0 damage after 192 px (ie 6 32*32 square)<text:change-end text:change-id="ct56502424"/>. The distant weapon <text:change-start text:change-id="ct56502320"/>is <text:change-end text:change-id="ct56502320"/><text:change text:change-id="ct56502216"/>a bow and so there will be the arrow management.</text:p>
        <text:p text:style-name="P8"/>
        <text:p text:style-name="P8">Hit/Miss will be possible in the <text:change text:change-id="ct56502112"/><text:change-start text:change-id="ct56508880"/>height<text:change-end text:change-id="ct56508880"/> directions up, down, right, left<text:change-start text:change-id="ct56508984"/> and diagonals<text:change-end text:change-id="ct56508984"/>.</text:p>
        <text:p text:style-name="P8">If miss at distance, the arrow will disappears.</text:p>
        <text:p text:style-name="P8">Attack direction will be managed.</text:p>
        <text:p text:style-name="P8"/>
        <text:p text:style-name="WW-Default"><text:change text:change-id="ct56515648"/><text:change text:change-id="ct56515544"/><text:change-start text:change-id="ct56517864"/>Non Players characters</text:p>
        <text:p text:style-name="P2">Only one NPC will be represented. It's will be here for testing purpose only and won't have any sensible impact on game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h text:style-name="Heading_20_2" text:outline-level="2">Monste<text:change-end text:change-id="ct56517864"/><text:change-start text:change-id="ct56518008"/>rs<text:change-end text:change-id="ct56518008"/><text:change text:change-id="ct56518112"/></text:h>
        <text:p text:style-name="P1"><text:change-start text:change-id="ct56519344"/>M<text:change-end text:change-id="ct56519344"/><text:change text:change-id="ct56519208"/>onsters <text:change text:change-id="ct56519072"/>appear<text:change text:change-id="ct56518936"/><text:change-start text:change-id="ct56518800"/> randomly<text:change-end text:change-id="ct56518800"/> on the battlefield.</text:p>
        <text:p text:style-name="P1"/>
        <text:p text:style-name="P1"><text:change text:change-id="ct56518664"/>Monsters<text:change text:change-id="ct56518528"/><text:change-start text:change-id="ct56518424"/><text:span text:style-name="T6"> </text:span><text:change-end text:change-id="ct56518424"/>move in all <text:change-start text:change-id="ct56518320"/>8 <text:change-end text:change-id="ct56518320"/>directions randomly<text:change-start text:change-id="ct56518216"/> pixel per pixel<text:change-end text:change-id="ct56518216"/><text:change text:change-id="ct56520408"/>.<text:change-start text:change-id="ct56520512"/> Moves frequency will <text:change-end text:change-id="ct56520512"/><text:change-start text:change-id="ct56520616"/>be managed via the 'dev config file<text:change-end text:change-id="ct56520616"/><text:change-start text:change-id="ct56520720"/> and are handle via a daemon process.<text:change-end text:change-id="ct56520720"/></text:p>
        <text:p text:style-name="P1"/>
        <text:p text:style-name="P1">When <text:change text:change-id="ct55754256"/><text:change-start text:change-id="ct56521640"/>monsters<text:change-end text:change-id="ct56521640"/> <text:change-start text:change-id="ct56521744"/>are dead, they <text:change-end text:change-id="ct56521744"/>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56524296"/>: skeletons and worms<text:change-end text:change-id="ct56524296"/><text:change text:change-id="ct56524400"/></text:p>
        <text:p text:style-name="P1"><text:change-start text:change-id="ct56525816"/></text:p>
        <text:p text:style-name="P1">Each type will have their own life and and armor characteristic in <text:span text:style-name="T6">dev config file</text:span>. Armor value will be set to 0 for now.</text:p>
        <text:p text:style-name="P1"><text:change-end text:change-id="ct56525816"/></text:p>
        <text:p text:style-name="P1">Their <text:change text:change-id="ct56526328"/><text:change-start text:change-id="ct56526432"/>creation<text:change-end text:change-id="ct56526432"/> will be managed between an initial value of monsters present on the battlefield <text:change-start text:change-id="ct56526536"/>at the same time <text:change-end text:change-id="ct56526536"/>and a maximum value.<text:change-start text:change-id="ct56526640"/> These values can be different for both types and can be changed via <text:change-end text:change-id="ct56526640"/><text:change-start text:change-id="ct56526784"/><text:span text:style-name="T6">dev config file</text:span><text:change-end text:change-id="ct56526784"/><text:change-start text:change-id="ct56529008"/>.</text:p>
        <text:p text:style-name="P1"/>
        <text:p text:style-name="P1">Monster generation is managed using a daemon process with an interval that can be change inside dev config file.</text:p>
        <text:p text:style-name="P1"><text:change-end text:change-id="ct56529008"/></text:p>
        <text:p text:style-name="P1">Monsters <text:change text:change-id="ct56529552"/><text:change-start text:change-id="ct56529656"/>creation<text:change-end text:change-id="ct56529656"/> will be managed by area<text:change-start text:change-id="ct56529840"/> (editable via<text:span text:style-name="T6"> dev config file)</text:span><text:change-end text:change-id="ct56529840"/>:</text:p>
        <text:list text:style-name="L3">
          <text:list-item>
            <text:p text:style-name="P32">Area 1 (x=0, y=0, w=640, h=640): monsters type 1 can be generated inside this area but monster type 2 can't</text:p>
          </text:list-item>
          <text:list-item>
            <text:p text:style-name="P32">Area 2 (x=640, y=0, w=640, h=640): no monsters type can be generated here</text:p>
          </text:list-item>
          <text:list-item>
            <text:p text:style-name="P32">Area 3 (x=0 y=640, w=640, h=640): all monsters type can be generated here</text:p>
          </text:list-item>
          <text:list-item>
            <text:p text:style-name="P32">Area 7 (x=640, y=640, w=640, h=640): monsters type 2 can be generated inside this area but monster type 1 can't</text:p>
          </text:list-item>
        </text:list>
        <text:p text:style-name="P1"><text:change text:change-id="ct56537112"/>Be careful that birth area mustn't <text:change text:change-id="ct56537216"/>affect moves possibilities.<text:change-start text:change-id="ct56537320"/></text:p>
        <text:p text:style-name="P1"/>
        <text:p text:style-name="P1"><text:change-end text:change-id="ct56537320"/><text:change-start text:change-id="ct56538408"/>Monsters will have a life bar sprite attached to <text:span text:style-name="T6">their sprite which show their current life.</text:span></text:p>
        <text:p text:style-name="P33"/>
        <text:p text:style-name="P33"><text:change-end text:change-id="ct56538408"/><text:change-start text:change-id="ct56538512"/>Each monster has it own description file.<text:change-end text:change-id="ct56538512"/></text:p>
        <text:p text:style-name="P1"/>
        <text:p text:style-name="P1"/>
        <text:p text:style-name="P1"/>
        <text:p text:style-name="P1"/>
        <text:h text:style-name="P34" text:outline-level="1">Character Input</text:h>
        <text:p text:style-name="P3">Players will be able to move by using the keyboard only with predefined <text:change text:change-id="ct56541928"/><text:change-start text:change-id="ct56541792"/>keys<text:change-end text:change-id="ct56541792"/> and exit the game using the same way.</text:p>
        <text:p text:style-name="P3"><text:change-start text:change-id="ct56541656"/>Defaults <text:change-end text:change-id="ct56541656"/>Inputs:</text:p>
        <text:p text:style-name="P3">Up: Num8 or Up; Right: Num9 or Left; Down: Num5 or Down; Left: Num7 or Left; Attack: Num/ or Right Ctrl; Change Attack Style Between Distant and Melee: Num* or Right Shift.<text:change-start text:change-id="ct56541520"/> Diagonals will be combinations <text:change-end text:change-id="ct56541520"/><text:change-start text:change-id="ct56541384"/>of two keys (like Up+Left for diagonal Up-Left).<text:change-end text:change-id="ct56541384"/></text:p>
        <text:list text:style-name="L4">
          <text:list-header>
            <text:p text:style-name="P35"/>
          </text:list-header>
        </text:list>
        <text:p text:style-name="P9"><text:change text:change-id="ct56548368"/>Player has two keyboard layout in order to work on laptop because their numpad is not available easily.<text:change-start text:change-id="ct56548472"/></text:p>
        <text:p text:style-name="P9"/>
        <text:p text:style-name="P9">Moves are looping will keys stay pressed<text:change-end text:change-id="ct56548472"/><text:change-start text:change-id="ct56548576"/>.<text:change-end text:change-id="ct56548576"/></text:p>
        <text:p text:style-name="P9"/>
        <text:p text:style-name="P9">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56555960"/></text:p>
        <text:p text:style-name="P9"/>
        <text:p text:style-name="P9">Full Screen / Windows Mode, are available using the F12 key.<text:change-end text:change-id="ct56555960"/><text:change-start text:change-id="ct56556952"/></text:p>
        <text:p text:style-name="P9"/>
        <text:p text:style-name="P9">All these <text:change-end text:change-id="ct56556952"/><text:change-start text:change-id="ct56557096"/>key will be defined inside user config file and so we'll be able to change them manually.<text:change-end text:change-id="ct56557096"/></text:p>
        <text:h text:style-name="P19" text:outline-level="1"><text:change-start text:change-id="ct56557608"/>Animations</text:h>
        <text:p text:style-name="P10">All animation's timers have default interval that can be changed inside dev config file</text:p>
        <text:h text:style-name="P24" text:outline-level="2">Characters</text:h>
        <text:p text:style-name="P8">Attack animation are presented and tweaked to make animation fluid.</text:p>
        <text:p text:style-name="P36">It's the same for arrow movements.</text:p>
        <text:p text:style-name="P36"/>
        <text:h text:style-name="P24" text:outline-level="2">NPC</text:h>
        <text:p text:style-name="P36">No animations for now.</text:p>
        <text:p text:style-name="P36"/>
        <text:h text:style-name="P24" text:outline-level="2">Monsters</text:h>
        <text:p text:style-name="P36">No animations for now.</text:p>
        <text:h text:style-name="P19" text:outline-level="1">Collisions</text:h>
        <text:p text:style-name="P9"/>
        <text:p text:style-name="P9">Collision are managed between all type: characters/monsters; characters/npcs, characters/battlefield, monsters/monsters, npcs/npcs, monsters/npcs, npcs/battlefield and monsters/battlefield.</text:p>
        <text:p text:style-name="P9"/>
        <text:p text:style-name="P9">Partial collisions will now be present as everyone now move pixel per pixel.</text:p>
        <text:p text:style-name="P9"/>
        <text:p text:style-name="P9">Collision with the battlefield limit are managed too.</text:p>
        <text:p text:style-name="P9"/>
        <text:h text:style-name="Heading_20_3" text:outline-level="3">Rules</text:h>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9">No one go on the status bar.</text:p>
        <text:h text:style-name="P19" text:outline-level="1"><text:change-end text:change-id="ct56557608"/>Message</text:h>
        <text:p text:style-name="P10"><text:change text:change-id="ct56570736"/></text:p>
        <text:p text:style-name="P10"><text:change text:change-id="ct56558736"/>Messages will be displayed on the status bar.<text:change-start text:change-id="ct56558600"/></text:p>
        <text:p text:style-name="P10"><text:change-end text:change-id="ct56558600"/></text:p>
        <text:p text:style-name="P10"><text:change text:change-id="ct56558464"/><text:change-start text:change-id="ct56558328"/>M<text:change-end text:change-id="ct56558328"/><text:change text:change-id="ct56558192"/>essages <text:change-start text:change-id="ct56558056"/>are <text:change-end text:change-id="ct56558056"/>displayed when melee/distant hit or miss.<text:change-start text:change-id="ct56557920"/></text:p>
        <text:p text:style-name="P10"/>
        <text:p text:style-name="P10">When the player won, a message containing the time of the character will be displayed inside t<text:change-end text:change-id="ct56557920"/><text:change-start text:change-id="ct56557816"/>he status bar.<text:change-end text:change-id="ct56557816"/></text:p>
        <text:h text:style-name="P19" text:outline-level="1"><text:change-start text:change-id="ct56574592"/>Game States &amp; Interfaces</text:h>
        <text:p text:style-name="P10">Two games states are available: play and pause</text:p>
        <text:p text:style-name="P10"/>
        <text:h text:style-name="P24" text:outline-level="2">Play State &amp; Interface</text:h>
        <text:p text:style-name="P10">It's the normal game state. The player can play with is character. The world live as expected.</text:p>
        <text:p text:style-name="P10"/>
        <text:p text:style-name="P10">A status bar is available at the bottom of the screen.</text:p>
        <text:p text:style-name="P10">It dimension will be 640*32px.</text:p>
        <text:p text:style-name="P10"/>
        <text:p text:style-name="P10">The rest of screen is filled by the battlefield, characters, non player characters and monsters.</text:p>
        <text:p text:style-name="P10"/>
        <text:h text:style-name="P24" text:outline-level="2">Pause State &amp; Interface</text:h>
        <text:p text:style-name="P10"/>
        <text:p text:style-name="P10">It <text:span text:style-name="T1">happened</text:span> when the user has push the escape key. A menu pop-up which ask if the player really <text:span text:style-name="T1">wants to leave the game.</text:span></text:p>
        <text:p text:style-name="P37"/>
        <text:p text:style-name="P37">The world live normally but the player can't move nor attack but it's still vulnerable to opponents attacks.</text:p>
        <text:h text:style-name="P19" text:outline-level="1"><text:change-end text:change-id="ct56574592"/>Rendering System</text:h>
        <text:p text:style-name="P1"/>
        <text:p text:style-name="P9">The rendering will be 2D only with fix camera looking the battlefield from the sky. Scrolling camera will be available to go in non initial displayed area of the battlefield.</text:p>
        <text:p text:style-name="P9"/>
        <text:p text:style-name="P9">The screen definition will be <text:change-start text:change-id="ct56588072"/>800*600<text:change-end text:change-id="ct56588072"/><text:change text:change-id="ct56557712"/> in 32b. No change will be available<text:change-start text:change-id="ct56573760"/> via interface but can be change manua<text:change-end text:change-id="ct56573760"/><text:change-start text:change-id="ct56573864"/>lly <text:change-end text:change-id="ct56573864"/><text:change-start text:change-id="ct56573968"/>using user config file<text:change-end text:change-id="ct56573968"/>.</text:p>
        <text:p text:style-name="P9"/>
        <text:p text:style-name="P9">Going to full screen <text:change-start text:change-id="ct56574072"/>and go back to windows mode <text:change-end text:change-id="ct56574072"/>is possible<text:change-start text:change-id="ct56574176"/>.<text:change-end text:change-id="ct56574176"/><text:change text:change-id="ct56574280"/></text:p>
        <text:p text:style-name="P9"/>
        <text:p text:style-name="P9">Resize of the windows <text:change text:change-id="ct56574384"/><text:change-start text:change-id="ct56574488"/>is<text:change-end text:change-id="ct56574488"/> <text:change text:change-id="ct55828128"/>possible too.</text:p>
        <text:p text:style-name="P9"/>
        <text:p text:style-name="P9">The game engine will be RAGE:SDL<text:change-start text:change-id="ct55828232"/>ut<text:change-end text:change-id="ct55828232"/> currently in development.</text:p>
        <text:p text:style-name="P29"/>
        <text:p text:style-name="P9"><text:change text:change-id="ct56593136"/></text:p>
        <text:p text:style-name="P9"/>
        <text:p text:style-name="P9">No lighting model.</text:p>
        <text:p text:style-name="P9"/>
        <text:p text:style-name="P9">Characters/Monsters will be rendered has <text:change text:change-id="ct56594912"/><text:change-start text:change-id="ct56595056"/>2D<text:change-end text:change-id="ct56595056"/> bitmap moving <text:change text:change-id="ct56595160"/><text:change-start text:change-id="ct56595264"/>ac<text:change-end text:change-id="ct56595264"/><text:change-start text:change-id="ct56595368"/>ross<text:change-end text:change-id="ct56595368"/> a 2D surface.</text:p>
        <text:h text:style-name="P38" text:outline-level="1">Sound System</text:h>
        <text:p text:style-name="P9">There will <text:change-start text:change-id="ct56596912"/><text:span text:style-name="T10">only</text:span><text:change-end text:change-id="ct56596912"/><text:span text:style-name="T11"> </text:span><text:span text:style-name="T8">be </text:span><text:change-start text:change-id="ct56596776"/><text:span text:style-name="T8">an sfx </text:span><text:change-end text:change-id="ct56596776"/><text:span text:style-name="T8">sound inside the</text:span><text:change-start text:change-id="ct56596640"/><text:span text:style-name="T8"> escape</text:span><text:change-end text:change-id="ct56596640"/><text:span text:style-name="T8"> menu that allow the player to quit. A simple sfx sound will be present each time the player switch between options.</text:span><text:change-start text:change-id="ct56596504"/></text:p>
        <text:p text:style-name="P39"/>
        <text:p text:style-name="P39">Music will be present during play<text:change-end text:change-id="ct56596504"/><text:change-start text:change-id="ct56596400"/> time.</text:p>
        <text:p text:style-name="P39"/>
        <text:h text:style-name="P38" text:outline-level="1"><text:change-end text:change-id="ct56596400"/><text:change-start text:change-id="ct56601344"/>Game Objectives</text:h>
        <text:p text:style-name="P9">The objective is to clean the map of all monster as fast as possible.</text:p>
        <text:p text:style-name="P9">Time scores will be saved inside 'time_scores.txt' file with the date of the score.</text:p>
        <text:p text:style-name="P9"/>
        <text:h text:style-name="P38" text:outline-level="1"><text:change-end text:change-id="ct56601344"/><text:change-start text:change-id="ct56604000"/>Files Organization</text:h>
        <text:h text:style-name="P24" text:outline-level="2">Root directory</text:h>
        <text:p text:style-name="P9">In this folder there will be the exe file, necessary dll and user config file.</text:p>
        <text:h text:style-name="P24" text:outline-level="2">Datas directory</text:h>
        <text:p text:style-name="P9"><text:change-end text:change-id="ct56604000"/><text:change-start text:change-id="ct56596296"/>All d<text:change-end text:change-id="ct56596296"/><text:change-start text:change-id="ct56596192"/>atas will be present in<text:change-end text:change-id="ct56596192"/><text:change-start text:change-id="ct56608184"/>side this folder and will be organized in sub folder:</text:p>
        <text:list text:style-name="L5">
          <text:list-item>
            <text:p text:style-name="P40">A subfolder for characters containing character's sprite or tile and<text:change-end text:change-id="ct56608184"/><text:change-start text:change-id="ct56613536"/> theirs characteristics file</text:p>
          </text:list-item>
          <text:list-item>
            <text:p text:style-name="P40">A subfolder for sfx files</text:p>
          </text:list-item>
          <text:list-item>
            <text:p text:style-name="P40">A subfolder for music files</text:p>
          </text:list-item>
          <text:list-item>
            <text:p text:style-name="P40">A subfolder for battlefield definition, sprites and tiles</text:p>
          </text:list-item>
          <text:list-item>
            <text:p text:style-name="P40">A subfolder for interface menu</text:p>
          </text:list-item>
          <text:list-item>
            <text:p text:style-name="P40">A subfolder for items (like arrow)</text:p>
          </text:list-item>
          <text:list-item>
            <text:p text:style-name="P40">A subfolder for fonts</text:p>
          </text:list-item>
          <text:list-item>
            <text:p text:style-name="P40">A subfolder for movies</text:p>
          </text:list-item>
        </text:list>
        <text:h text:style-name="P24" text:outline-level="2">Config Directory</text:h>
        <text:p text:style-name="P9">All dev config files will be saved inside this folder.</text:p>
        <text:h text:style-name="P24" text:outline-level="2">Specif Directory</text:h>
        <text:p text:style-name="P9">Contains the specification file related to the current version.</text:p>
        <text:p text:style-name="P9"/>
        <text:p text:style-name="P9"><text:change-end text:change-id="ct5661353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7-01-12T18:46:35</dc:date>
    <meta:print-date>2005-10-04T17:36:00</meta:print-date>
    <dc:language>en-US</dc:language>
    <meta:editing-cycles>75</meta:editing-cycles>
    <meta:editing-duration>PT22H3M0S</meta:editing-duration>
    <meta:user-defined meta:name="Info 1"/>
    <meta:user-defined meta:name="Info 2"/>
    <meta:user-defined meta:name="Info 3"/>
    <meta:user-defined meta:name="Info 4"/>
    <meta:document-statistic meta:table-count="0" meta:image-count="0" meta:object-count="0" meta:page-count="18" meta:paragraph-count="284" meta:word-count="2593" meta:character-count="14703"/>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